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528in"/>
    </style:style>
    <style:style style:name="co2" style:family="table-column">
      <style:table-column-properties fo:break-before="auto" style:column-width="1.9366in"/>
    </style:style>
    <style:style style:name="co3" style:family="table-column">
      <style:table-column-properties fo:break-before="auto" style:column-width="0.9244in"/>
    </style:style>
    <style:style style:name="co4" style:family="table-column">
      <style:table-column-properties fo:break-before="auto" style:column-width="1.1862in"/>
    </style:style>
    <style:style style:name="co5" style:family="table-column">
      <style:table-column-properties fo:break-before="auto" style:column-width="0.9953in"/>
    </style:style>
    <style:style style:name="co6" style:family="table-column">
      <style:table-column-properties fo:break-before="auto" style:column-width="1.567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6535in"/>
    </style:style>
    <style:style style:name="co9" style:family="table-column">
      <style:table-column-properties fo:break-before="auto" style:column-width="0.5335in"/>
    </style:style>
    <style:style style:name="co10" style:family="table-column">
      <style:table-column-properties fo:break-before="auto" style:column-width="0.6in"/>
    </style:style>
    <style:style style:name="co11" style:family="table-column">
      <style:table-column-properties fo:break-before="auto" style:column-width="2.0799in"/>
    </style:style>
    <style:style style:name="co12" style:family="table-column">
      <style:table-column-properties fo:break-before="auto" style:column-width="1.0547in"/>
    </style:style>
    <style:style style:name="co13" style:family="table-column">
      <style:table-column-properties fo:break-before="auto" style:column-width="2.0957in"/>
    </style:style>
    <style:style style:name="co14" style:family="table-column">
      <style:table-column-properties fo:break-before="auto" style:column-width="0.4402in"/>
    </style:style>
    <style:style style:name="co15" style:family="table-column">
      <style:table-column-properties fo:break-before="auto" style:column-width="0.9165in"/>
    </style:style>
    <style:style style:name="co16" style:family="table-column">
      <style:table-column-properties fo:break-before="auto" style:column-width="0.4453in"/>
    </style:style>
    <style:style style:name="co17" style:family="table-column">
      <style:table-column-properties fo:break-before="auto" style:column-width="0.4835in"/>
    </style:style>
    <style:style style:name="co18" style:family="table-column">
      <style:table-column-properties fo:break-before="auto" style:column-width="2.0366in"/>
    </style:style>
    <style:style style:name="co19" style:family="table-column">
      <style:table-column-properties fo:break-before="auto" style:column-width="3.5866in"/>
    </style:style>
    <style:style style:name="co20" style:family="table-column">
      <style:table-column-properties fo:break-before="auto" style:column-width="1.0665in"/>
    </style:style>
    <style:style style:name="co21" style:family="table-column">
      <style:table-column-properties fo:break-before="auto" style:column-width="2.35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2693in" fo:break-before="auto" style:use-optimal-row-height="true"/>
    </style:style>
    <style:style style:name="ro6" style:family="table-row">
      <style:table-row-properties style:row-height="1.1398in" fo:break-before="auto" style:use-optimal-row-height="true"/>
    </style:style>
    <style:style style:name="ro7" style:family="table-row">
      <style:table-row-properties style:row-height="1.8862in" fo:break-before="auto" style:use-optimal-row-height="true"/>
    </style:style>
    <style:style style:name="ro8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0.2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69" style:family="table-cell" style:parent-style-name="Default">
      <style:table-cell-properties style:vertical-align="middle"/>
      <style:text-properties fo:font-size="20pt" fo:font-weight="bold" style:font-size-asian="20pt" style:font-weight-asian="bold" style:font-size-complex="20pt" style:font-weight-complex="bold"/>
    </style:style>
    <style:style style:name="ce70" style:family="table-cell" style:parent-style-name="Default" style:data-style-name="N100">
      <style:table-cell-properties fo:background-color="#b4c7dc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71" style:family="table-cell" style:parent-style-name="Default" style:data-style-name="N100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72" style:family="table-cell" style:parent-style-name="Default" style:data-style-name="N100">
      <style:table-cell-properties fo:background-color="#5983b0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73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6" style:family="table-cell" style:parent-style-name="Default" style:data-style-name="N100">
      <style:table-cell-properties fo:background-color="#3faf46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78" style:family="table-cell" style:parent-style-name="Default" style:data-style-name="N100">
      <style:table-cell-properties fo:background-color="#3faf46" style:text-align-source="fix" style:repeat-content="false" fo:border="0.99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80" style:family="table-cell" style:parent-style-name="Default" style:data-style-name="N100">
      <style:table-cell-properties fo:background-color="#ff3838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84" style:family="table-cell" style:parent-style-name="Default" style:data-style-name="N100">
      <style:table-cell-properties fo:border-bottom="none" style:text-align-source="fix" style:repeat-content="false" fo:border-left="1.25pt solid #000000" fo:border-right="1.25pt solid #000000" fo:border-top="1.25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85" style:family="table-cell" style:parent-style-name="Default" style:data-style-name="N100">
      <style:table-cell-properties fo:border-bottom="none" style:text-align-source="fix" style:repeat-content="false" fo:border-left="1.25pt solid #000000" fo:border-right="1.25pt solid #000000" fo:border-top="none"/>
      <style:paragraph-properties fo:text-align="center" fo:margin-left="0in"/>
      <style:text-properties fo:font-size="20pt" fo:font-weight="bold" style:font-size-asian="20pt" style:font-size-complex="20pt"/>
    </style:style>
    <style:style style:name="ce86" style:family="table-cell" style:parent-style-name="Default" style:data-style-name="N100">
      <style:table-cell-properties fo:border-bottom="1.25pt solid #000000" style:text-align-source="fix" style:repeat-content="false" fo:border-left="1.25pt solid #000000" fo:border-right="1.25pt solid #000000" fo:border-top="none"/>
      <style:paragraph-properties fo:text-align="center" fo:margin-left="0in"/>
      <style:text-properties fo:font-size="20pt" fo:font-weight="bold" style:font-size-asian="20pt" style:font-size-complex="20pt"/>
    </style:style>
    <style:style style:name="ce89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90" style:family="table-cell" style:parent-style-name="Default">
      <style:table-cell-properties fo:border-bottom="0.06pt solid #000000" fo:background-color="#ff972f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91" style:family="table-cell" style:parent-style-name="Default" style:data-style-name="N100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  <style:style style:name="ce92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4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95" style:family="table-cell" style:parent-style-name="Default">
      <style:table-cell-properties fo:border-bottom="0.06pt solid #000000" fo:background-color="#ff972f" style:text-align-source="fix" style:repeat-content="false" fo:border-left="none" fo:border-right="none" fo:border-top="0.06pt solid #000000"/>
      <style:paragraph-properties fo:text-align="center" fo:margin-left="0in"/>
    </style:style>
    <style:style style:name="ce9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97" style:family="table-cell" style:parent-style-name="Default">
      <style:table-cell-properties fo:border-bottom="0.06pt solid #000000" fo:background-color="#ff972f" fo:border-left="none" fo:border-right="none" fo:border-top="0.06pt solid #000000"/>
    </style:style>
    <style:style style:name="ce98" style:family="table-cell" style:parent-style-name="Default">
      <style:table-cell-properties fo:border-bottom="0.06pt solid #000000" fo:background-color="#ff3838" fo:border-left="none" fo:border-right="0.06pt solid #000000" fo:border-top="0.06pt solid #000000" style:vertical-align="middle"/>
      <style:text-properties style:text-line-through-style="none" style:text-line-through-type="none"/>
    </style:style>
    <style:style style:name="ce22" style:family="table-cell" style:parent-style-name="Default">
      <style:table-cell-properties fo:border-bottom="0.06pt solid #000000" fo:background-color="#ff3838" fo:border-left="none" fo:border-right="0.06pt solid #000000" fo:border-top="0.06pt solid #000000" style:vertical-align="middle"/>
    </style:style>
    <style:style style:name="ce23" style:family="table-cell" style:parent-style-name="Default">
      <style:table-cell-properties fo:border-bottom="0.06pt solid #000000" fo:background-color="#ffff38" fo:border-left="none" fo:border-right="0.06pt solid #000000" fo:border-top="0.06pt solid #000000" style:vertical-align="middle"/>
    </style:style>
    <style:style style:name="ce25" style:family="table-cell" style:parent-style-name="Default">
      <style:table-cell-properties fo:border-bottom="0.06pt solid #000000" fo:background-color="#5983b0" fo:border-left="none" fo:border-right="0.06pt solid #000000" fo:border-top="0.06pt solid #000000" style:vertical-align="middle"/>
    </style:style>
    <style:style style:name="ce27" style:family="table-cell" style:parent-style-name="Default">
      <style:table-cell-properties fo:border-bottom="0.06pt solid #000000" fo:background-color="#bf819e" fo:border-left="none" fo:border-right="0.06pt solid #000000" fo:border-top="0.06pt solid #000000" style:vertical-align="middle"/>
    </style:style>
    <style:style style:name="ce26" style:family="table-cell" style:parent-style-name="Default">
      <style:table-cell-properties fo:border-bottom="0.06pt solid #000000" fo:background-color="#5eb91e" fo:border-left="none" fo:border-right="0.06pt solid #000000" fo:border-top="0.06pt solid #000000" style:vertical-align="middle"/>
    </style:style>
    <style:style style:name="ce100" style:family="table-cell" style:parent-style-name="Default">
      <style:table-cell-properties fo:border-bottom="0.06pt solid #000000" fo:background-color="#ffff38" fo:border-left="none" fo:border-right="0.06pt solid #000000" fo:border-top="0.06pt solid #000000" style:vertical-align="middle"/>
    </style:style>
    <style:style style:name="ce103" style:family="table-cell" style:parent-style-name="Default">
      <style:table-cell-properties fo:border-bottom="0.06pt solid #000000" fo:background-color="#5eb91e" fo:border-left="none" fo:border-right="0.06pt solid #000000" fo:border-top="0.06pt solid #000000" style:vertical-align="middle"/>
    </style:style>
    <style:style style:name="ce10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0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ffffff" fo:font-weight="bold" style:font-weight-asian="bold" style:font-weight-complex="bold"/>
    </style:style>
    <style:style style:name="ce108" style:family="table-cell" style:parent-style-name="Default">
      <style:table-cell-properties fo:border-bottom="0.06pt solid #000000" fo:background-color="#ff3838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0.06pt solid #000000" fo:background-color="#ff3838" fo:wrap-option="no-wrap" fo:border-left="none" fo:border-right="none" fo:border-top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ffff38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0.06pt solid #000000" fo:background-color="#ffff38" fo:wrap-option="no-wrap" fo:border-left="none" fo:border-right="none" fo:border-top="0.06pt solid #000000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0.06pt solid #000000" fo:background-color="#5983b0" style:text-align-source="fix" style:repeat-content="false" fo:wrap-option="no-wrap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0.06pt solid #000000" fo:background-color="#bf819e" style:text-align-source="fix" style:repeat-content="false" fo:wrap-option="no-wrap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0.06pt solid #000000" fo:background-color="#5eb91e" fo:border-left="none" fo:border-right="none" fo:border-top="0.06pt solid #000000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6" style:family="table-cell" style:parent-style-name="Default">
      <style:table-cell-properties fo:background-color="#ffffa6" fo:border="0.06pt solid #000000"/>
    </style:style>
    <style:style style:name="ce117" style:family="table-cell" style:parent-style-name="Default">
      <style:table-cell-properties fo:background-color="#dee6ef" fo:border="0.06pt solid #000000"/>
      <style:text-properties style:font-weight-asian="bold" style:font-weight-complex="bold"/>
    </style:style>
    <style:style style:name="ce118" style:family="table-cell" style:parent-style-name="Default">
      <style:table-cell-properties fo:background-color="#ff972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20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</style:style>
    <style:style style:name="ce121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in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3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5" style:family="table-cell" style:parent-style-name="Default">
      <style:text-properties style:font-weight-asian="bold" style:font-weight-complex="bold"/>
    </style:style>
    <style:style style:name="ce53" style:family="table-cell" style:parent-style-name="Default">
      <style:table-cell-properties fo:border-bottom="0.06pt solid #000000" fo:background-color="#729fcf" fo:border-left="none" fo:border-right="0.06pt solid #000000" fo:border-top="0.06pt solid #000000" style:vertical-align="middle"/>
    </style:style>
    <style:style style:name="ce127" style:family="table-cell" style:parent-style-name="Default">
      <style:table-cell-properties fo:border-bottom="0.06pt solid #000000" fo:background-color="#729fcf" style:text-align-source="fix" style:repeat-content="false" fo:wrap-option="no-wrap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8" style:family="table-cell" style:parent-style-name="Default" style:data-style-name="N0">
      <style:table-cell-properties fo:background-color="#ff972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23" style:family="table-cell" style:parent-style-name="Default">
      <style:table-cell-properties fo:border-bottom="0.06pt solid #000000" fo:background-color="#ff972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22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245" style:family="table-cell" style:parent-style-name="Default">
      <style:table-cell-properties fo:border-bottom="0.06pt solid #000000" fo:background-color="#ff972f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06pt solid #000000" fo:background-color="#ffffa6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68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250" style:family="table-cell" style:parent-style-name="Default">
      <style:table-cell-properties fo:border-bottom="0.06pt solid #000000" fo:background-color="#ff972f" fo:border-left="none" fo:border-right="0.06pt solid #000000" fo:border-top="0.06pt solid #000000" style:vertical-align="middle"/>
    </style:style>
    <style:style style:name="ce251" style:family="table-cell" style:parent-style-name="Default">
      <style:table-cell-properties fo:border-bottom="0.06pt solid #000000" fo:background-color="#b2b2b2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252" style:family="table-cell" style:parent-style-name="Default">
      <style:table-cell-properties fo:border-bottom="0.06pt solid #000000" fo:background-color="#ffd428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253" style:family="table-cell" style:parent-style-name="Default" style:data-style-name="N0">
      <style:table-cell-properties fo:border-bottom="0.06pt solid #000000" fo:background-color="#ffe994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254" style:family="table-cell" style:parent-style-name="Default">
      <style:table-cell-properties fo:border-bottom="0.06pt solid #000000" fo:background-color="#ffe994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74" style:family="table-cell" style:parent-style-name="Default">
      <style:table-cell-properties fo:border-bottom="0.06pt solid #000000" fo:background-color="#bbe33d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06pt solid #000000" fo:background-color="#a1467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0.06pt solid #000000" fo:background-color="#5eb91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81" style:family="table-cell" style:parent-style-name="Default">
      <style:table-cell-properties style:vertical-align="middle"/>
    </style:style>
    <style:style style:name="ce25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60" style:family="table-cell" style:parent-style-name="Default">
      <style:table-cell-properties fo:border-bottom="0.06pt solid #000000" fo:background-color="#ffe994" style:text-align-source="fix" style:repeat-content="false" fo:border-left="none" fo:border-right="0.06pt solid #000000" fo:border-top="0.06pt solid #000000" style:vertical-align="middle"/>
      <style:paragraph-properties fo:text-align="start" fo:margin-left="0in"/>
    </style:style>
    <style:style style:name="ce261" style:family="table-cell" style:parent-style-name="Default" style:data-style-name="N100">
      <style:table-cell-properties fo:border-bottom="0.06pt solid #000000" fo:wrap-option="wrap" fo:border-left="none" fo:border-right="none" fo:border-top="0.06pt solid #000000"/>
      <style:text-properties fo:font-size="8pt" style:font-size-asian="8pt" style:font-size-complex="8pt"/>
    </style:style>
    <style:style style:name="ce262" style:family="table-cell" style:parent-style-name="Default" style:data-style-name="N0">
      <style:table-cell-properties fo:border-bottom="0.06pt solid #000000" fo:wrap-option="wrap" fo:border-left="none" fo:border-right="none" fo:border-top="0.06pt solid #000000"/>
      <style:text-properties fo:font-size="8pt" style:font-size-asian="8pt" style:font-size-complex="8pt"/>
    </style:style>
    <style:style style:name="ce263" style:family="table-cell" style:parent-style-name="Default" style:data-style-name="N100">
      <style:table-cell-properties fo:border-bottom="0.06pt solid #000000" fo:wrap-option="wrap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0.06pt solid #000000" fo:border-left="none" fo:border-right="none" fo:border-top="0.06pt solid #000000"/>
    </style:style>
    <style:style style:name="ce265" style:family="table-cell" style:parent-style-name="Default">
      <style:text-properties fo:color="#c9211e"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-asian="Microsoft YaHei" style:language-complex="hi" style:country-complex="I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language-asian="zh" style:country-asian="CN" fo:font-size="8pt" style:font-name="Liberation Sans" style:font-size-asian="8pt" style:font-size-complex="8pt" style:font-weight-asian="normal" style:font-weight-complex="normal" style:font-style-asian="normal" style:font-style-complex="normal" style:text-emphasize="none" style:font-relief="none" style:font-name-complex="Lucida Sans"/>
    </style:style>
    <style:style style:name="T4" style:family="text">
      <style:text-properties style:font-name-asian="Microsoft YaHei" style:language-complex="hi" style:country-complex="IN" fo:language="en" fo:country="GB" style:text-line-through-mode="continuous" fo:text-shadow="none" style:text-outline="false" style:text-line-through-type="none" style:text-underline-style="none" style:text-underline-color="font-color" fo:font-weight="normal" style:text-overline-style="none" style:text-overline-color="font-color" style:language-asian="zh" style:country-asian="CN" fo:font-size="8pt" style:font-name="Liberation Sans" style:font-size-asian="8pt" style:font-size-complex="8pt" style:font-weight-asian="normal" style:font-weight-complex="normal" style:text-emphasize="none" style:font-relief="none" style:font-name-complex="Lucida Sans" fo:font-style="italic" style:font-style-asian="italic" style:font-style-complex="italic"/>
    </style:style>
    <style:style style:name="T5" style:family="text">
      <style:text-properties style:font-name-asian="Microsoft YaHei" style:language-complex="hi" style:country-complex="IN" fo:language="en" fo:country="GB" style:text-line-through-mode="continuous" fo:text-shadow="none" style:text-outline="false" style:text-line-through-type="none" style:text-underline-style="none" style:text-underline-color="font-color" fo:font-weight="normal" style:text-overline-style="none" style:text-overline-color="font-color" style:language-asian="zh" style:country-asian="CN" fo:font-size="8pt" style:font-name="Liberation Sans" style:font-size-asian="8pt" style:font-size-complex="8pt" style:font-weight-asian="normal" style:font-weight-complex="normal" style:text-emphasize="none" style:font-relief="none" style:font-name-complex="Lucida Sans" fo:font-style="normal" style:font-style-asian="normal" style:font-style-complex="normal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mory Ma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5">
          <table:table-cell table:number-columns-repeated="9"/>
        </table:table-row>
        <table:table-row table:style-name="ro2">
          <table:table-cell table:style-name="ce69" office:value-type="string" calcext:value-type="string" table:number-columns-spanned="1" table:number-rows-spanned="9">
            <text:p>Current</text:p>
          </table:table-cell>
          <table:table-cell table:style-name="ce70" office:value-type="string" calcext:value-type="string" table:number-columns-spanned="1" table:number-rows-spanned="3">
            <text:p>High Memory</text:p>
            <text:p>32 KB</text:p>
          </table:table-cell>
          <table:table-cell table:style-name="ce6" office:value-type="string" calcext:value-type="string" table:number-columns-spanned="1" table:number-rows-spanned="3">
            <text:p>RAM</text:p>
            <text:p>32 KB</text:p>
          </table:table-cell>
          <table:table-cell table:style-name="ce84" office:value-type="string" calcext:value-type="string">
            <text:p>$FFFF</text:p>
          </table:table-cell>
          <table:table-cell table:number-columns-repeated="5"/>
        </table:table-row>
        <table:table-row table:style-name="ro2">
          <table:covered-table-cell/>
          <table:covered-table-cell table:style-name="ce71"/>
          <table:covered-table-cell table:style-name="ce6"/>
          <table:table-cell table:style-name="ce85"/>
          <table:table-cell table:number-columns-repeated="5"/>
        </table:table-row>
        <table:table-row table:style-name="ro2">
          <table:covered-table-cell/>
          <table:covered-table-cell table:style-name="ce71"/>
          <table:covered-table-cell table:style-name="ce6"/>
          <table:table-cell table:style-name="ce86" office:value-type="string" calcext:value-type="string">
            <text:p>$8000</text:p>
          </table:table-cell>
          <table:table-cell table:number-columns-repeated="5"/>
        </table:table-row>
        <table:table-row table:style-name="ro2">
          <table:covered-table-cell/>
          <table:table-cell table:style-name="ce72" office:value-type="string" calcext:value-type="string" table:number-columns-spanned="1" table:number-rows-spanned="6">
            <text:p>Low Memory</text:p>
            <text:p>32 KB</text:p>
          </table:table-cell>
          <table:table-cell table:style-name="ce6" office:value-type="string" calcext:value-type="string" table:number-columns-spanned="1" table:number-rows-spanned="3">
            <text:p>RAM</text:p>
            <text:p>16 KB</text:p>
          </table:table-cell>
          <table:table-cell table:style-name="ce84" office:value-type="string" calcext:value-type="string">
            <text:p>$7FFF</text:p>
          </table:table-cell>
          <table:table-cell table:number-columns-repeated="5"/>
        </table:table-row>
        <table:table-row table:style-name="ro2">
          <table:covered-table-cell/>
          <table:covered-table-cell table:style-name="ce73"/>
          <table:covered-table-cell table:style-name="ce78"/>
          <table:table-cell table:style-name="ce85"/>
          <table:table-cell table:number-columns-repeated="5"/>
        </table:table-row>
        <table:table-row table:style-name="ro2">
          <table:covered-table-cell/>
          <table:covered-table-cell table:style-name="ce73"/>
          <table:covered-table-cell table:style-name="ce78"/>
          <table:table-cell table:style-name="ce86" office:value-type="string" calcext:value-type="string">
            <text:p>$4000</text:p>
          </table:table-cell>
          <table:table-cell table:number-columns-repeated="5"/>
        </table:table-row>
        <table:table-row table:style-name="ro2">
          <table:covered-table-cell/>
          <table:covered-table-cell table:style-name="ce73"/>
          <table:table-cell table:style-name="ce80" office:value-type="string" calcext:value-type="string" table:number-columns-spanned="1" table:number-rows-spanned="3">
            <text:p>ROM</text:p>
            <text:p>16 KB</text:p>
          </table:table-cell>
          <table:table-cell table:style-name="ce84" office:value-type="string" calcext:value-type="string">
            <text:p>$3FFF</text:p>
          </table:table-cell>
          <table:table-cell table:number-columns-repeated="5"/>
        </table:table-row>
        <table:table-row table:style-name="ro2">
          <table:covered-table-cell/>
          <table:covered-table-cell table:number-columns-repeated="2" table:style-name="ce73"/>
          <table:table-cell table:style-name="ce85"/>
          <table:table-cell table:number-columns-repeated="5"/>
        </table:table-row>
        <table:table-row table:style-name="ro2">
          <table:covered-table-cell/>
          <table:covered-table-cell table:number-columns-repeated="2" table:style-name="ce73"/>
          <table:table-cell table:style-name="ce86" office:value-type="string" calcext:value-type="string">
            <text:p>$0000</text:p>
          </table:table-cell>
          <table:table-cell table:number-columns-repeated="5"/>
        </table:table-row>
      </table:table>
      <table:table table:name="ROM Mark I" table:style-name="ta1">
        <table:table-column table:style-name="co8" table:default-cell-style-name="ce93"/>
        <table:table-column table:style-name="co9" table:default-cell-style-name="ce9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93"/>
        <table:table-column table:style-name="co7" table:default-cell-style-name="Default"/>
        <table:table-row table:style-name="ro1">
          <table:table-cell table:style-name="ce89" office:value-type="string" calcext:value-type="string" table:number-columns-spanned="2" table:number-rows-spanned="1">
            <text:p>Address</text:p>
          </table:table-cell>
          <table:covered-table-cell table:style-name="ce94"/>
          <table:table-cell table:style-name="ce94" office:value-type="string" calcext:value-type="string" table:number-columns-spanned="3" table:number-rows-spanned="1">
            <text:p>Description</text:p>
          </table:table-cell>
          <table:covered-table-cell table:style-name="ce94"/>
          <table:covered-table-cell table:style-name="ce107"/>
          <table:table-cell table:style-name="ce104" office:value-type="string" calcext:value-type="string">
            <text:p>Size (bytes)</text:p>
          </table:table-cell>
          <table:table-cell/>
        </table:table-row>
        <table:table-row table:style-name="ro1">
          <table:table-cell table:style-name="ce90" office:value-type="string" calcext:value-type="string" table:number-columns-spanned="5" table:number-rows-spanned="1">
            <text:p>ROM</text:p>
          </table:table-cell>
          <table:covered-table-cell table:style-name="ce95"/>
          <table:covered-table-cell table:number-columns-repeated="3" table:style-name="ce97"/>
          <table:table-cell table:style-name="ce118" table:formula="of:=COM.MICROSOFT.CONCAT(TEXT(SUM([.F3:.F11])-[.F7];&quot;#####&quot;); &quot; (&quot;; TEXT((SUM([.F3:.F11])-[.F7])/1024;&quot;#####&quot;); &quot; KB)&quot;)" office:value-type="string" office:string-value="16384 (16 KB)" calcext:value-type="string">
            <text:p>16384 (16 KB)</text:p>
          </table:table-cell>
          <table:table-cell table:style-name="ce125"/>
        </table:table-row>
        <table:table-row table:style-name="ro1">
          <table:table-cell table:style-name="ce91" office:value-type="string" calcext:value-type="string">
            <text:p>0008</text:p>
          </table:table-cell>
          <table:table-cell table:style-name="ce91" office:value-type="string" calcext:value-type="string">
            <text:p>01E7</text:p>
          </table:table-cell>
          <table:table-cell table:style-name="ce98" office:value-type="string" calcext:value-type="string" table:number-columns-spanned="2" table:number-rows-spanned="1">
            <text:p>Initialise SIO/2</text:p>
          </table:table-cell>
          <table:covered-table-cell table:style-name="ce22"/>
          <table:table-cell table:style-name="ce108" table:formula="of:=COM.MICROSOFT.CONCAT(&quot;BIOS &quot;;CHAR(10);CHAR(13);TEXT(SUM([.F3:.F5]);&quot;####&quot;);&quot; bytes&quot;)" office:value-type="string" office:string-value="BIOS &#10;&#13;5056 bytes" calcext:value-type="string" table:number-columns-spanned="1" table:number-rows-spanned="3">
            <text:p>BIOS </text:p>
            <text:p>5056 bytes</text:p>
          </table:table-cell>
          <table:table-cell table:style-name="ce119" table:formula="of:=HEX2DEC([.B3])-HEX2DEC([.A3])+1" office:value-type="float" office:value="480" calcext:value-type="float">
            <text:p>480</text:p>
          </table:table-cell>
          <table:table-cell table:formula="of:=[.F3]/8" office:value-type="float" office:value="60" calcext:value-type="float">
            <text:p>60</text:p>
          </table:table-cell>
        </table:table-row>
        <table:table-row table:style-name="ro1">
          <table:table-cell table:style-name="ce92" table:formula="of:=DEC2HEX(HEX2DEC([.B3])+1; 4)" office:value-type="string" office:string-value="01E8" calcext:value-type="string">
            <text:p>01E8</text:p>
          </table:table-cell>
          <table:table-cell table:style-name="ce91" office:value-type="string" calcext:value-type="string">
            <text:p>133F</text:p>
          </table:table-cell>
          <table:table-cell table:style-name="ce22" office:value-type="string" calcext:value-type="string" table:number-columns-spanned="2" table:number-rows-spanned="1">
            <text:p>BIOS code</text:p>
          </table:table-cell>
          <table:covered-table-cell table:style-name="ce22"/>
          <table:covered-table-cell table:style-name="ce109" table:formula="of:=SUM([.F3:.F5])" office:value-type="float" office:value="5056" calcext:value-type="float">
            <text:p>5056</text:p>
          </table:covered-table-cell>
          <table:table-cell table:style-name="ce119" table:formula="of:=HEX2DEC([.B4])-HEX2DEC([.A4])+1+8" office:value-type="float" office:value="4448" calcext:value-type="float">
            <text:p>4448</text:p>
          </table:table-cell>
          <table:table-cell table:formula="of:=[.F4]/8" office:value-type="float" office:value="556" calcext:value-type="float">
            <text:p>556</text:p>
          </table:table-cell>
        </table:table-row>
        <table:table-row table:style-name="ro1">
          <table:table-cell table:style-name="ce92" table:formula="of:=DEC2HEX(HEX2DEC([.B4])+1; 4)" office:value-type="string" office:string-value="1340" calcext:value-type="string">
            <text:p>1340</text:p>
          </table:table-cell>
          <table:table-cell table:style-name="ce96" table:formula="of:=DEC2HEX(HEX2DEC([.A5])+[.F5]-1;4)" office:value-type="string" office:string-value="13BF" calcext:value-type="string">
            <text:p>13BF</text:p>
          </table:table-cell>
          <table:table-cell table:style-name="ce22" office:value-type="string" calcext:value-type="string" table:number-columns-spanned="2" table:number-rows-spanned="1">
            <text:p>BIOS Jumpblock</text:p>
          </table:table-cell>
          <table:covered-table-cell table:style-name="ce22"/>
          <table:covered-table-cell table:style-name="ce109"/>
          <table:table-cell table:style-name="ce120" office:value-type="float" office:value="128" calcext:value-type="float">
            <text:p>128</text:p>
          </table:table-cell>
          <table:table-cell table:formula="of:=[.F5]/8" office:value-type="float" office:value="16" calcext:value-type="float">
            <text:p>16</text:p>
          </table:table-cell>
        </table:table-row>
        <table:table-row table:style-name="ro1">
          <table:table-cell table:style-name="ce92" table:formula="of:=DEC2HEX(HEX2DEC([.B5])+1; 4)" office:value-type="string" office:string-value="13C0" calcext:value-type="string">
            <text:p>13C0</text:p>
          </table:table-cell>
          <table:table-cell table:style-name="ce91" office:value-type="string" calcext:value-type="string">
            <text:p>267F</text:p>
          </table:table-cell>
          <table:table-cell table:style-name="ce23" office:value-type="string" calcext:value-type="string" table:number-columns-spanned="2" table:number-rows-spanned="1">
            <text:p>Kernel code</text:p>
          </table:table-cell>
          <table:covered-table-cell table:style-name="ce100"/>
          <table:table-cell table:style-name="ce37" table:formula="of:=COM.MICROSOFT.CONCAT(&quot;Kernel &quot;;CHAR(10);CHAR(13);TEXT([.F6]+[.F8];&quot;####&quot;);&quot; bytes&quot;)" office:value-type="string" office:string-value="Kernel &#10;&#13;5056 bytes" calcext:value-type="string" table:number-columns-spanned="1" table:number-rows-spanned="3">
            <text:p>Kernel </text:p>
            <text:p>5056 bytes</text:p>
          </table:table-cell>
          <table:table-cell table:style-name="ce119" table:formula="of:=HEX2DEC([.B6])-HEX2DEC([.A6])+1" office:value-type="float" office:value="4800" calcext:value-type="float">
            <text:p>4800</text:p>
          </table:table-cell>
          <table:table-cell table:formula="of:=[.F6]/8" office:value-type="float" office:value="600" calcext:value-type="float">
            <text:p>600</text:p>
          </table:table-cell>
        </table:table-row>
        <table:table-row table:style-name="ro1">
          <table:table-cell table:style-name="ce92" table:formula="of:=DEC2HEX(HEX2DEC([.B6])-15; 4)" office:value-type="string" office:string-value="2670" calcext:value-type="string">
            <text:p>2670</text:p>
          </table:table-cell>
          <table:table-cell table:style-name="ce96" table:formula="of:=[.B6]" office:value-type="string" office:string-value="267F" calcext:value-type="string">
            <text:p>267F</text:p>
          </table:table-cell>
          <table:table-cell table:style-name="ce23" office:value-type="string" calcext:value-type="string" table:number-columns-spanned="2" table:number-rows-spanned="1">
            <text:p>dzOS version build</text:p>
          </table:table-cell>
          <table:covered-table-cell table:style-name="ce100"/>
          <table:covered-table-cell table:style-name="ce37"/>
          <table:table-cell table:style-name="ce119" table:formula="of:=HEX2DEC([.B7])-HEX2DEC([.A7])+1" office:value-type="float" office:value="16" calcext:value-type="float">
            <text:p>16</text:p>
          </table:table-cell>
          <table:table-cell table:formula="of:=[.F7]/8" office:value-type="float" office:value="2" calcext:value-type="float">
            <text:p>2</text:p>
          </table:table-cell>
        </table:table-row>
        <table:table-row table:style-name="ro1">
          <table:table-cell table:style-name="ce92" table:formula="of:=DEC2HEX(HEX2DEC([.B6])+1; 4)" office:value-type="string" office:string-value="2680" calcext:value-type="string">
            <text:p>2680</text:p>
          </table:table-cell>
          <table:table-cell table:style-name="ce96" table:formula="of:=DEC2HEX(HEX2DEC([.A8])+[.F8]-1;4)" office:value-type="string" office:string-value="277F" calcext:value-type="string">
            <text:p>277F</text:p>
          </table:table-cell>
          <table:table-cell table:style-name="ce23" office:value-type="string" calcext:value-type="string" table:number-columns-spanned="2" table:number-rows-spanned="1">
            <text:p>Kernel Jumpblock</text:p>
          </table:table-cell>
          <table:covered-table-cell table:style-name="ce100"/>
          <table:covered-table-cell table:style-name="ce111"/>
          <table:table-cell table:style-name="ce120" office:value-type="float" office:value="256" calcext:value-type="float">
            <text:p>256</text:p>
          </table:table-cell>
          <table:table-cell table:formula="of:=[.F8]/8" office:value-type="float" office:value="32" calcext:value-type="float">
            <text:p>32</text:p>
          </table:table-cell>
        </table:table-row>
        <table:table-row table:style-name="ro3">
          <table:table-cell table:style-name="ce92" table:formula="of:=DEC2HEX(HEX2DEC([.B8])+1; 4)" office:value-type="string" office:string-value="2780" calcext:value-type="string">
            <text:p>2780</text:p>
          </table:table-cell>
          <table:table-cell table:style-name="ce91" office:value-type="string" calcext:value-type="string">
            <text:p>3D5F</text:p>
          </table:table-cell>
          <table:table-cell table:style-name="ce25" office:value-type="string" calcext:value-type="string" table:number-columns-spanned="2" table:number-rows-spanned="1">
            <text:p>CLI code</text:p>
          </table:table-cell>
          <table:covered-table-cell table:style-name="ce25"/>
          <table:table-cell table:style-name="ce112" table:formula="of:=COM.MICROSOFT.CONCAT(&quot;CLI &quot;;CHAR(10);CHAR(13);TEXT(SUM([.F9:.F9]);&quot;####&quot;);&quot; bytes&quot;)" office:value-type="string" office:string-value="CLI &#10;&#13;5600 bytes" calcext:value-type="string">
            <text:p>CLI </text:p>
            <text:p>5600 bytes</text:p>
          </table:table-cell>
          <table:table-cell table:style-name="ce119" table:formula="of:=HEX2DEC([.B9])-HEX2DEC([.A9])+1" office:value-type="float" office:value="5600" calcext:value-type="float">
            <text:p>5600</text:p>
          </table:table-cell>
          <table:table-cell table:formula="of:=[.F9]/8" office:value-type="float" office:value="700" calcext:value-type="float">
            <text:p>700</text:p>
          </table:table-cell>
        </table:table-row>
        <table:table-row table:style-name="ro3">
          <table:table-cell table:style-name="ce92" table:formula="of:=DEC2HEX(HEX2DEC([.B9])+1; 4)" office:value-type="string" office:string-value="3D60" calcext:value-type="string">
            <text:p>3D60</text:p>
          </table:table-cell>
          <table:table-cell table:style-name="ce96" table:formula="of:=DEC2HEX(HEX2DEC([.A10])+[.F10]-1;4)" office:value-type="string" office:string-value="3E5F" calcext:value-type="string">
            <text:p>3E5F</text:p>
          </table:table-cell>
          <table:table-cell table:style-name="ce27" office:value-type="string" calcext:value-type="string" table:number-columns-spanned="2" table:number-rows-spanned="1">
            <text:p>Bootstrap</text:p>
          </table:table-cell>
          <table:covered-table-cell table:style-name="ce27"/>
          <table:table-cell table:style-name="ce113" table:formula="of:=COM.MICROSOFT.CONCAT(&quot;BOOTSTRAP &quot;;CHAR(10);CHAR(13);TEXT(SUM([.F10:.F10]);&quot;####&quot;);&quot; bytes&quot;)" office:value-type="string" office:string-value="BOOTSTRAP &#10;&#13;256 bytes" calcext:value-type="string">
            <text:p>BOOTSTRAP </text:p>
            <text:p>256 bytes</text:p>
          </table:table-cell>
          <table:table-cell table:style-name="ce120" office:value-type="float" office:value="256" calcext:value-type="float">
            <text:p>256</text:p>
          </table:table-cell>
          <table:table-cell table:formula="of:=[.F10]/8" office:value-type="float" office:value="32" calcext:value-type="float">
            <text:p>32</text:p>
          </table:table-cell>
        </table:table-row>
        <table:table-row table:style-name="ro1">
          <table:table-cell table:style-name="ce92" table:formula="of:=DEC2HEX(HEX2DEC([.B10])+1; 4)" office:value-type="string" office:string-value="3E60" calcext:value-type="string">
            <text:p>3E60</text:p>
          </table:table-cell>
          <table:table-cell table:style-name="ce91" office:value-type="string" calcext:value-type="string">
            <text:p>3FFF</text:p>
          </table:table-cell>
          <table:table-cell table:style-name="ce26" office:value-type="string" calcext:value-type="string" table:number-columns-spanned="3" table:number-rows-spanned="1">
            <text:p>Free</text:p>
          </table:table-cell>
          <table:covered-table-cell table:style-name="ce103"/>
          <table:covered-table-cell table:style-name="ce114"/>
          <table:table-cell table:style-name="ce121" table:formula="of:=HEX2DEC([.B11])-HEX2DEC([.A11])+1" office:value-type="float" office:value="416" calcext:value-type="float">
            <text:p>416</text:p>
          </table:table-cell>
          <table:table-cell/>
        </table:table-row>
        <table:table-row table:style-name="ro1" table:number-rows-repeated="5">
          <table:table-cell table:number-columns-repeated="4"/>
          <table:table-cell table:style-name="ce115"/>
          <table:table-cell table:style-name="ce122"/>
          <table:table-cell/>
        </table:table-row>
        <table:table-row table:style-name="ro4">
          <table:table-cell table:number-columns-repeated="4"/>
          <table:table-cell table:style-name="ce115"/>
          <table:table-cell table:style-name="ce122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104" office:value-type="string" calcext:value-type="string">
            <text:p>File</text:p>
          </table:table-cell>
          <table:table-cell table:style-name="ce104" office:value-type="string" calcext:value-type="string">
            <text:p>Length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5" office:value-type="string" calcext:value-type="string">
            <text:p>BIOS.bin</text:p>
          </table:table-cell>
          <table:table-cell table:style-name="ce116" office:value-type="float" office:value="5056" calcext:value-type="float">
            <text:p>5056</text:p>
          </table:table-cell>
          <table:table-cell table:style-name="ce123" table:formula="of:=IF([.E20]&lt;&gt;SUM([.F3:.F5])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105" office:value-type="string" calcext:value-type="string">
            <text:p>CLI.bin</text:p>
          </table:table-cell>
          <table:table-cell table:style-name="ce116" office:value-type="float" office:value="5600" calcext:value-type="float">
            <text:p>5600</text:p>
          </table:table-cell>
          <table:table-cell table:style-name="ce124" table:formula="of:=IF([.E21]&lt;&gt;[.F9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106" office:value-type="string" calcext:value-type="string">
            <text:p>dzOS.yyyy.mm.dd.hh.mm.bin</text:p>
          </table:table-cell>
          <table:table-cell table:style-name="ce117" table:formula="of:=SUM([.E20:.E21])+SUM([.E23:.E25])" office:value-type="float" office:value="16384" calcext:value-type="float">
            <text:p>16384</text:p>
          </table:table-cell>
          <table:table-cell table:style-name="ce124"/>
          <table:table-cell/>
        </table:table-row>
        <table:table-row table:style-name="ro1">
          <table:table-cell table:number-columns-repeated="3"/>
          <table:table-cell table:style-name="ce105" office:value-type="string" calcext:value-type="string">
            <text:p>kernel.bin</text:p>
          </table:table-cell>
          <table:table-cell table:style-name="ce116" office:value-type="float" office:value="5056" calcext:value-type="float">
            <text:p>5056</text:p>
          </table:table-cell>
          <table:table-cell table:style-name="ce123" table:formula="of:=IF([.E23]&lt;&gt;[.F6]+[.F8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105" office:value-type="string" calcext:value-type="string">
            <text:p>BIOS.bootstrap.bin</text:p>
          </table:table-cell>
          <table:table-cell table:style-name="ce116" office:value-type="float" office:value="256" calcext:value-type="float">
            <text:p>256</text:p>
          </table:table-cell>
          <table:table-cell table:style-name="ce124" table:formula="of:=IF([.E24]&lt;&gt;[.F10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105" office:value-type="string" calcext:value-type="string">
            <text:p>romtrail.bin</text:p>
          </table:table-cell>
          <table:table-cell table:style-name="ce116" office:value-type="float" office:value="416" calcext:value-type="float">
            <text:p>416</text:p>
          </table:table-cell>
          <table:table-cell table:style-name="ce124" table:formula="of:=IF([.E25]&lt;&gt;[.F11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'ROM Mark I'.F20:'ROM Mark I'.F25">
            <calcext:condition calcext:apply-style-name="Good" calcext:value="begins-with(&quot;Good&quot;)" calcext:base-cell-address="'ROM Mark I'.F20"/>
            <calcext:condition calcext:apply-style-name="Error" calcext:value="begins-with(&quot;ERROR&quot;)" calcext:base-cell-address="'ROM Mark I'.F20"/>
          </calcext:conditional-format>
        </calcext:conditional-formats>
      </table:table>
      <table:table table:name="ROM Mark II" table:style-name="ta1">
        <table:table-column table:style-name="co8" table:default-cell-style-name="ce93"/>
        <table:table-column table:style-name="co9" table:default-cell-style-name="ce9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93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89" office:value-type="string" calcext:value-type="string" table:number-columns-spanned="2" table:number-rows-spanned="1">
            <text:p>Address</text:p>
          </table:table-cell>
          <table:covered-table-cell table:style-name="ce94"/>
          <table:table-cell table:style-name="ce94" office:value-type="string" calcext:value-type="string" table:number-columns-spanned="3" table:number-rows-spanned="1">
            <text:p>Description</text:p>
          </table:table-cell>
          <table:covered-table-cell table:style-name="ce94"/>
          <table:covered-table-cell table:style-name="ce107"/>
          <table:table-cell table:style-name="ce104" office:value-type="string" calcext:value-type="string">
            <text:p>Size (bytes)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 table:number-columns-spanned="5" table:number-rows-spanned="1">
            <text:p>ROM</text:p>
          </table:table-cell>
          <table:covered-table-cell table:style-name="ce95"/>
          <table:covered-table-cell table:number-columns-repeated="3" table:style-name="ce97"/>
          <table:table-cell table:style-name="ce128" table:formula="of:=COM.MICROSOFT.CONCAT(TEXT(SUM([.F3:.F12])-[.F7];&quot;#####&quot;); &quot; (&quot;; TEXT((SUM([.F3:.F12])-[.F7])/1024;&quot;#####&quot;); &quot; KB)&quot;)" office:value-type="string" office:string-value="16177 (16 KB)" calcext:value-type="string">
            <text:p>16177 (16 KB)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0000</text:p>
          </table:table-cell>
          <table:table-cell table:style-name="ce91" office:value-type="string" calcext:value-type="string">
            <text:p>0007</text:p>
          </table:table-cell>
          <table:table-cell table:style-name="ce98" office:value-type="string" calcext:value-type="string" table:number-columns-spanned="2" table:number-rows-spanned="1">
            <text:p>Cold Boot</text:p>
          </table:table-cell>
          <table:covered-table-cell table:style-name="ce22"/>
          <table:table-cell table:style-name="ce108" table:formula="of:=COM.MICROSOFT.CONCAT(&quot;BIOS &quot;;CHAR(10);CHAR(13);TEXT(SUM([.F3:.F5]);&quot;####&quot;);&quot; bytes&quot;)" office:value-type="string" office:string-value="BIOS &#10;&#13;4928 bytes" calcext:value-type="string" table:number-columns-spanned="1" table:number-rows-spanned="3">
            <text:p>BIOS </text:p>
            <text:p>4928 bytes</text:p>
          </table:table-cell>
          <table:table-cell table:style-name="ce119" table:formula="of:=HEX2DEC([.B3])-HEX2DEC([.A3])+1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92" table:formula="of:=DEC2HEX(HEX2DEC([.B3])+1; 4)" office:value-type="string" office:string-value="0008" calcext:value-type="string">
            <text:p>0008</text:p>
          </table:table-cell>
          <table:table-cell table:style-name="ce91" office:value-type="string" calcext:value-type="string">
            <text:p>0216</text:p>
          </table:table-cell>
          <table:table-cell table:style-name="ce98" office:value-type="string" calcext:value-type="string" table:number-columns-spanned="2" table:number-rows-spanned="1">
            <text:p>Initialise SIO/2</text:p>
          </table:table-cell>
          <table:covered-table-cell table:style-name="ce22"/>
          <table:covered-table-cell table:style-name="ce108"/>
          <table:table-cell table:style-name="ce119" table:formula="of:=HEX2DEC([.B4])-HEX2DEC([.A4])+1"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table:style-name="ce92" table:formula="of:=DEC2HEX(HEX2DEC([.B4])+1; 4)" office:value-type="string" office:string-value="0217" calcext:value-type="string">
            <text:p>0217</text:p>
          </table:table-cell>
          <table:table-cell table:style-name="ce91" office:value-type="string" calcext:value-type="string">
            <text:p>133F</text:p>
          </table:table-cell>
          <table:table-cell table:style-name="ce22" office:value-type="string" calcext:value-type="string" table:number-columns-spanned="2" table:number-rows-spanned="1">
            <text:p>BIOS code</text:p>
          </table:table-cell>
          <table:covered-table-cell table:style-name="ce22"/>
          <table:covered-table-cell table:style-name="ce109" table:formula="of:=SUM([.F3:.F5])" office:value-type="float" office:value="4928" calcext:value-type="float">
            <text:p>4928</text:p>
          </table:covered-table-cell>
          <table:table-cell table:style-name="ce119" table:formula="of:=HEX2DEC([.B5])-HEX2DEC([.A5])+1" office:value-type="float" office:value="4393" calcext:value-type="float">
            <text:p>4393</text:p>
          </table:table-cell>
          <table:table-cell table:number-columns-repeated="2"/>
        </table:table-row>
        <table:table-row table:style-name="ro1">
          <table:table-cell table:style-name="ce92" table:formula="of:=DEC2HEX(HEX2DEC([.B5])+1; 4)" office:value-type="string" office:string-value="1340" calcext:value-type="string">
            <text:p>1340</text:p>
          </table:table-cell>
          <table:table-cell table:style-name="ce91" office:value-type="string" calcext:value-type="string">
            <text:p>2663</text:p>
          </table:table-cell>
          <table:table-cell table:style-name="ce23" office:value-type="string" calcext:value-type="string" table:number-columns-spanned="2" table:number-rows-spanned="1">
            <text:p>Kernel code</text:p>
          </table:table-cell>
          <table:covered-table-cell table:style-name="ce23"/>
          <table:table-cell table:style-name="ce37" table:formula="of:=COM.MICROSOFT.CONCAT(&quot;Kernel &quot;;CHAR(10);CHAR(13);TEXT([.F6]+[.F7];&quot;####&quot;);&quot; bytes&quot;)" office:value-type="string" office:string-value="Kernel &#10;&#13;4917 bytes" calcext:value-type="string" table:number-columns-spanned="1" table:number-rows-spanned="2">
            <text:p>Kernel </text:p>
            <text:p>4917 bytes</text:p>
          </table:table-cell>
          <table:table-cell table:style-name="ce119" table:formula="of:=HEX2DEC([.B6])-HEX2DEC([.A6])+1" office:value-type="float" office:value="4900" calcext:value-type="float">
            <text:p>4900</text:p>
          </table:table-cell>
          <table:table-cell table:number-columns-repeated="2"/>
        </table:table-row>
        <table:table-row table:style-name="ro1">
          <table:table-cell table:style-name="ce92" table:formula="of:=DEC2HEX(HEX2DEC([.B6])-16; 4)" office:value-type="string" office:string-value="2653" calcext:value-type="string">
            <text:p>2653</text:p>
          </table:table-cell>
          <table:table-cell table:style-name="ce96" table:formula="of:=[.B6]" office:value-type="string" office:string-value="2663" calcext:value-type="string">
            <text:p>2663</text:p>
          </table:table-cell>
          <table:table-cell table:style-name="ce23" office:value-type="string" calcext:value-type="string" table:number-columns-spanned="2" table:number-rows-spanned="1">
            <text:p>dzOS version build</text:p>
          </table:table-cell>
          <table:covered-table-cell table:style-name="ce23"/>
          <table:covered-table-cell table:style-name="ce37"/>
          <table:table-cell table:style-name="ce119" table:formula="of:=HEX2DEC([.B7])-HEX2DEC([.A7])+1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92" table:formula="of:=DEC2HEX(HEX2DEC([.B7])+1; 4)" office:value-type="string" office:string-value="2664" calcext:value-type="string">
            <text:p>2664</text:p>
          </table:table-cell>
          <table:table-cell table:style-name="ce91" office:value-type="string" calcext:value-type="string">
            <text:p>3A24</text:p>
          </table:table-cell>
          <table:table-cell table:style-name="ce25" office:value-type="string" calcext:value-type="string" table:number-columns-spanned="3" table:number-rows-spanned="1">
            <text:p>CLI code</text:p>
          </table:table-cell>
          <table:covered-table-cell table:style-name="ce25"/>
          <table:covered-table-cell table:style-name="ce112"/>
          <table:table-cell table:style-name="ce119" table:formula="of:=HEX2DEC([.B8])-HEX2DEC([.A8])+1" office:value-type="float" office:value="5057" calcext:value-type="float">
            <text:p>5057</text:p>
          </table:table-cell>
          <table:table-cell table:number-columns-repeated="2"/>
        </table:table-row>
        <table:table-row table:style-name="ro1">
          <table:table-cell table:style-name="ce92" table:formula="of:=DEC2HEX(HEX2DEC([.B8])+1; 4)" office:value-type="string" office:string-value="3A25" calcext:value-type="string">
            <text:p>3A25</text:p>
          </table:table-cell>
          <table:table-cell table:style-name="ce96" table:formula="of:=DEC2HEX(HEX2DEC([.A9])+[.F9]-1;4)" office:value-type="string" office:string-value="3A52" calcext:value-type="string">
            <text:p>3A52</text:p>
          </table:table-cell>
          <table:table-cell table:style-name="ce27" office:value-type="string" calcext:value-type="string" table:number-columns-spanned="3" table:number-rows-spanned="1">
            <text:p>Bootstrap</text:p>
          </table:table-cell>
          <table:covered-table-cell table:style-name="ce27"/>
          <table:covered-table-cell table:style-name="ce113"/>
          <table:table-cell table:style-name="ce120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style-name="ce92" table:formula="of:=DEC2HEX(HEX2DEC([.B9])+1; 4)" office:value-type="string" office:string-value="3A53" calcext:value-type="string">
            <text:p>3A53</text:p>
          </table:table-cell>
          <table:table-cell table:style-name="ce96" table:formula="of:=DEC2HEX(HEX2DEC([.A10])+[.F10]-1;4)" office:value-type="string" office:string-value="3DAA" calcext:value-type="string">
            <text:p>3DAA</text:p>
          </table:table-cell>
          <table:table-cell table:style-name="ce53" office:value-type="string" calcext:value-type="string" table:number-columns-spanned="3" table:number-rows-spanned="1">
            <text:p>VDP dastaZ80 Logo</text:p>
          </table:table-cell>
          <table:covered-table-cell table:style-name="ce53"/>
          <table:covered-table-cell table:style-name="ce127"/>
          <table:table-cell table:style-name="ce120" table:formula="of:=768+88" office:value-type="float" office:value="856" calcext:value-type="float">
            <text:p>856</text:p>
          </table:table-cell>
          <table:table-cell table:number-columns-repeated="2"/>
        </table:table-row>
        <table:table-row table:style-name="ro1">
          <table:table-cell table:style-name="ce92" table:formula="of:=DEC2HEX(HEX2DEC([.B11])-[.F11]+1)" office:value-type="string" office:string-value="3E7A" calcext:value-type="string">
            <text:p>3E7A</text:p>
          </table:table-cell>
          <table:table-cell table:style-name="ce96" table:formula="of:=DEC2HEX(HEX2DEC([.A12])-1)" office:value-type="string" office:string-value="3EFD" calcext:value-type="string">
            <text:p>3EFD</text:p>
          </table:table-cell>
          <table:table-cell table:style-name="ce22" office:value-type="string" calcext:value-type="string" table:number-columns-spanned="3" table:number-rows-spanned="1">
            <text:p>BIOS Jumpblock</text:p>
          </table:table-cell>
          <table:covered-table-cell table:style-name="ce22"/>
          <table:covered-table-cell table:style-name="ce109"/>
          <table:table-cell table:style-name="ce120" office:value-type="float" office:value="132" calcext:value-type="float">
            <text:p>132</text:p>
          </table:table-cell>
          <table:table-cell table:formula="of:=[.F11]/3" office:value-type="float" office:value="44" calcext:value-type="float">
            <text:p>44</text:p>
          </table:table-cell>
          <table:table-cell table:style-name="ce115" office:value-type="string" calcext:value-type="string">
            <text:p>jumps max.</text:p>
          </table:table-cell>
        </table:table-row>
        <table:table-row table:style-name="ro1">
          <table:table-cell table:style-name="ce92" table:formula="of:=DEC2HEX(HEX2DEC([.B12])-[.F12]+1)" office:value-type="string" office:string-value="3EFE" calcext:value-type="string">
            <text:p>3EFE</text:p>
          </table:table-cell>
          <table:table-cell table:style-name="ce91" office:value-type="string" calcext:value-type="string">
            <text:p>3FFF</text:p>
          </table:table-cell>
          <table:table-cell table:style-name="ce23" office:value-type="string" calcext:value-type="string" table:number-columns-spanned="3" table:number-rows-spanned="1">
            <text:p>Kernel Jumpblock</text:p>
          </table:table-cell>
          <table:covered-table-cell table:style-name="ce23"/>
          <table:covered-table-cell table:style-name="ce111"/>
          <table:table-cell table:style-name="ce120" office:value-type="float" office:value="258" calcext:value-type="float">
            <text:p>258</text:p>
          </table:table-cell>
          <table:table-cell table:formula="of:=[.F12]/3" office:value-type="float" office:value="86" calcext:value-type="float">
            <text:p>86</text:p>
          </table:table-cell>
          <table:table-cell table:style-name="ce115" office:value-type="string" calcext:value-type="string">
            <text:p>jumps max.</text:p>
          </table:table-cell>
        </table:table-row>
        <table:table-row table:style-name="ro1" table:number-rows-repeated="4">
          <table:table-cell table:number-columns-repeated="4"/>
          <table:table-cell table:style-name="ce115"/>
          <table:table-cell table:style-name="ce122"/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104855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AM" table:style-name="ta1" table:print-ranges="RAM.A1:RAM.F62">
        <table:table-column table:style-name="co16" table:default-cell-style-name="ce93"/>
        <table:table-column table:style-name="co17" table:default-cell-style-name="ce93"/>
        <table:table-column table:style-name="co10" table:default-cell-style-name="ce81"/>
        <table:table-column table:style-name="co18" table:default-cell-style-name="ce81"/>
        <table:table-column table:style-name="co19" table:default-cell-style-name="Default"/>
        <table:table-column table:style-name="co20" table:default-cell-style-name="ce93"/>
        <table:table-column table:style-name="co21" table:default-cell-style-name="ce265"/>
        <table:table-row table:style-name="ro1">
          <table:table-cell table:style-name="ce89" office:value-type="string" calcext:value-type="string" table:number-columns-spanned="2" table:number-rows-spanned="1">
            <text:p>Address</text:p>
          </table:table-cell>
          <table:covered-table-cell table:style-name="ce94"/>
          <table:table-cell table:style-name="ce68" office:value-type="string" calcext:value-type="string" table:number-columns-spanned="3" table:number-rows-spanned="1">
            <text:p>Description</text:p>
          </table:table-cell>
          <table:covered-table-cell table:style-name="ce68"/>
          <table:covered-table-cell table:style-name="ce107"/>
          <table:table-cell table:style-name="ce104" office:value-type="string" calcext:value-type="string">
            <text:p>Size (bytes)</text:p>
          </table:table-cell>
          <table:table-cell/>
        </table:table-row>
        <table:table-row table:style-name="ro1">
          <table:table-cell table:style-name="ce223" office:value-type="string" calcext:value-type="string" table:number-columns-spanned="5" table:number-rows-spanned="1">
            <text:p>RAM</text:p>
          </table:table-cell>
          <table:covered-table-cell table:style-name="ce245"/>
          <table:covered-table-cell table:number-columns-repeated="2" table:style-name="ce250"/>
          <table:covered-table-cell table:style-name="ce97"/>
          <table:table-cell table:style-name="ce118" table:formula="of:=COM.MICROSOFT.CONCAT(TEXT(([.F3]+[.F4]+[.F5]+[.F6]+[.F60]+[.F61]+[.F62]);&quot;#####&quot;); &quot; (&quot;; TEXT(([.F3]+[.F4]+[.F5]+[.F6]+[.F60]+[.F61]+[.F62])/1024;&quot;#####&quot;); &quot; KB)&quot;)" office:value-type="string" office:string-value="49218 (48 KB)" calcext:value-type="string">
            <text:p>49218 (48 KB)</text:p>
          </table:table-cell>
          <table:table-cell/>
        </table:table-row>
        <table:table-row table:style-name="ro1">
          <table:table-cell table:style-name="ce246" office:value-type="float" office:value="4000" calcext:value-type="float">
            <text:p>4000</text:p>
          </table:table-cell>
          <table:table-cell table:style-name="ce246" table:formula="of:=DEC2HEX(HEX2DEC([.A3])+[.F3]-1;4)" office:value-type="string" office:string-value="401F" calcext:value-type="string">
            <text:p>401F</text:p>
          </table:table-cell>
          <table:table-cell table:style-name="ce251" office:value-type="string" calcext:value-type="string" table:number-columns-spanned="2" table:number-rows-spanned="1">
            <text:p>Stack</text:p>
          </table:table-cell>
          <table:covered-table-cell table:style-name="ce259"/>
          <table:table-cell table:style-name="ce261"/>
          <table:table-cell table:style-name="ce120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227" table:formula="of:=DEC2HEX(HEX2DEC([.B3])+1;4)" office:value-type="string" office:string-value="4020" calcext:value-type="string">
            <text:p>4020</text:p>
          </table:table-cell>
          <table:table-cell table:style-name="ce246" table:formula="of:=DEC2HEX(HEX2DEC([.A4])+[.F4]-1;4)" office:value-type="string" office:string-value="4186" calcext:value-type="string">
            <text:p>4186</text:p>
          </table:table-cell>
          <table:table-cell table:style-name="ce252" office:value-type="string" calcext:value-type="string" table:number-columns-spanned="2" table:number-rows-spanned="1">
            <text:p>System Variables</text:p>
          </table:table-cell>
          <table:covered-table-cell table:style-name="ce23"/>
          <table:table-cell table:style-name="ce261"/>
          <table:table-cell table:style-name="ce119" table:formula="of:=SUM([.F5:.F59])" office:value-type="float" office:value="359" calcext:value-type="float">
            <text:p>359</text:p>
          </table:table-cell>
          <table:table-cell/>
        </table:table-row>
        <table:table-row table:style-name="ro1">
          <table:table-cell table:style-name="ce61" office:value-type="string" calcext:value-type="string" table:number-columns-spanned="2" table:number-rows-spanned="8">
            <text:p>SIO</text:p>
          </table:table-cell>
          <table:covered-table-cell table:style-name="ce66"/>
          <table:table-cell table:style-name="ce253" table:formula="of:=[.A4]" office:value-type="string" office:string-value="4020" calcext:value-type="string">
            <text:p>4020</text:p>
          </table:table-cell>
          <table:table-cell table:style-name="ce260" office:value-type="string" calcext:value-type="string">
            <text:p>SIO_CH_A_BUFFER</text:p>
          </table:table-cell>
          <table:table-cell table:style-name="ce261"/>
          <table:table-cell table:style-name="ce120" office:value-type="float" office:value="64" calcext:value-type="float">
            <text:p>64</text:p>
          </table:table-cell>
          <table:table-cell/>
        </table:table-row>
        <table:table-row table:style-name="ro1">
          <table:covered-table-cell table:style-name="ce61"/>
          <table:covered-table-cell table:style-name="ce66"/>
          <table:table-cell table:style-name="ce254" table:formula="of:=DEC2HEX(HEX2DEC([.C5])+[.F5])" office:value-type="string" office:string-value="4060" calcext:value-type="string">
            <text:p>4060</text:p>
          </table:table-cell>
          <table:table-cell table:style-name="ce260" office:value-type="string" calcext:value-type="string">
            <text:p>SIO_CH_A_IN_PTR</text:p>
          </table:table-cell>
          <table:table-cell table:style-name="ce261"/>
          <table:table-cell table:style-name="ce120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1"/>
          <table:covered-table-cell table:style-name="ce66"/>
          <table:table-cell table:style-name="ce254" table:formula="of:=DEC2HEX(HEX2DEC([.C6])+[.F6])" office:value-type="string" office:string-value="4062" calcext:value-type="string">
            <text:p>4062</text:p>
          </table:table-cell>
          <table:table-cell table:style-name="ce260" office:value-type="string" calcext:value-type="string">
            <text:p>SIO_CH_A_RD_PTR</text:p>
          </table:table-cell>
          <table:table-cell table:style-name="ce261"/>
          <table:table-cell table:style-name="ce120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1"/>
          <table:covered-table-cell table:style-name="ce66"/>
          <table:table-cell table:style-name="ce254" table:formula="of:=DEC2HEX(HEX2DEC([.C7])+[.F7])" office:value-type="string" office:string-value="4064" calcext:value-type="string">
            <text:p>4064</text:p>
          </table:table-cell>
          <table:table-cell table:style-name="ce260" office:value-type="string" calcext:value-type="string">
            <text:p>SIO_CH_A_BUFFER_USED</text:p>
          </table:table-cell>
          <table:table-cell table:style-name="ce261"/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1"/>
          <table:covered-table-cell table:style-name="ce66"/>
          <table:table-cell table:style-name="ce254" table:formula="of:=DEC2HEX(HEX2DEC([.C8])+[.F8])" office:value-type="string" office:string-value="4065" calcext:value-type="string">
            <text:p>4065</text:p>
          </table:table-cell>
          <table:table-cell table:style-name="ce260" office:value-type="string" calcext:value-type="string">
            <text:p>SIO_CH_B_BUFFER</text:p>
          </table:table-cell>
          <table:table-cell table:style-name="ce261"/>
          <table:table-cell table:style-name="ce120" office:value-type="float" office:value="64" calcext:value-type="float">
            <text:p>64</text:p>
          </table:table-cell>
          <table:table-cell/>
        </table:table-row>
        <table:table-row table:style-name="ro1">
          <table:covered-table-cell table:style-name="ce61"/>
          <table:covered-table-cell table:style-name="ce66"/>
          <table:table-cell table:style-name="ce254" table:formula="of:=DEC2HEX(HEX2DEC([.C9])+[.F9])" office:value-type="string" office:string-value="40A5" calcext:value-type="string">
            <text:p>40A5</text:p>
          </table:table-cell>
          <table:table-cell table:style-name="ce260" office:value-type="string" calcext:value-type="string">
            <text:p>SIO_CH_B_IN_PTR</text:p>
          </table:table-cell>
          <table:table-cell table:style-name="ce261"/>
          <table:table-cell table:style-name="ce120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1"/>
          <table:covered-table-cell table:style-name="ce66"/>
          <table:table-cell table:style-name="ce254" table:formula="of:=DEC2HEX(HEX2DEC([.C10])+[.F10])" office:value-type="string" office:string-value="40A7" calcext:value-type="string">
            <text:p>40A7</text:p>
          </table:table-cell>
          <table:table-cell table:style-name="ce260" office:value-type="string" calcext:value-type="string">
            <text:p>SIO_CH_B_RD_PTR</text:p>
          </table:table-cell>
          <table:table-cell table:style-name="ce261"/>
          <table:table-cell table:style-name="ce120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1"/>
          <table:covered-table-cell table:style-name="ce66"/>
          <table:table-cell table:style-name="ce254" table:formula="of:=DEC2HEX(HEX2DEC([.C11])+[.F11])" office:value-type="string" office:string-value="40A9" calcext:value-type="string">
            <text:p>40A9</text:p>
          </table:table-cell>
          <table:table-cell table:style-name="ce260" office:value-type="string" calcext:value-type="string">
            <text:p>SIO_CH_B_BUFFER_USED</text:p>
          </table:table-cell>
          <table:table-cell table:style-name="ce261"/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ce61" office:value-type="string" calcext:value-type="string" table:number-columns-spanned="2" table:number-rows-spanned="3">
            <text:p>DISK</text:p>
            <text:p>Superblock</text:p>
          </table:table-cell>
          <table:covered-table-cell table:style-name="ce66"/>
          <table:table-cell table:style-name="ce254" table:formula="of:=DEC2HEX(HEX2DEC([.C12])+[.F12])" office:value-type="string" office:string-value="40AA" calcext:value-type="string">
            <text:p>40AA</text:p>
          </table:table-cell>
          <table:table-cell table:style-name="ce260" office:value-type="string" calcext:value-type="string">
            <text:p>DISK_is_formatted</text:p>
          </table:table-cell>
          <table:table-cell table:style-name="ce261" office:value-type="string" calcext:value-type="string">
            <text:p>Indicates if the DISK can be used.</text:p>
            <text:p>FF = if it’s DZFS format. 00 otherwise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5">
          <table:covered-table-cell table:style-name="ce61"/>
          <table:covered-table-cell table:style-name="ce66"/>
          <table:table-cell table:style-name="ce254" table:formula="of:=DEC2HEX(HEX2DEC([.C13])+[.F13])" office:value-type="string" office:string-value="40AB" calcext:value-type="string">
            <text:p>40AB</text:p>
          </table:table-cell>
          <table:table-cell table:style-name="ce260" office:value-type="string" calcext:value-type="string">
            <text:p>DISK_show_deleted</text:p>
          </table:table-cell>
          <table:table-cell table:style-name="ce262" office:value-type="string" calcext:value-type="string">
            <text:p>$00 = do not show deleted files with <text:span text:style-name="T2">cat </text:span>command</text:p>
            <text:p><text:span text:style-name="T3">$01 = show also deleted files with </text:span><text:span text:style-name="T4">cat </text:span><text:span text:style-name="T5">command</text:span>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1"/>
          <table:covered-table-cell table:style-name="ce66"/>
          <table:table-cell table:style-name="ce254" table:formula="of:=DEC2HEX(HEX2DEC([.C14])+[.F14])" office:value-type="string" office:string-value="40AC" calcext:value-type="string">
            <text:p>40AC</text:p>
          </table:table-cell>
          <table:table-cell table:style-name="ce260" office:value-type="string" calcext:value-type="string">
            <text:p>DISK_cur_sector</text:p>
          </table:table-cell>
          <table:table-cell table:style-name="ce261"/>
          <table:table-cell table:style-name="ce120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1" office:value-type="string" calcext:value-type="string" table:number-columns-spanned="2" table:number-rows-spanned="11">
            <text:p>DISK</text:p>
            <text:p>BAT</text:p>
          </table:table-cell>
          <table:covered-table-cell table:style-name="ce66"/>
          <table:table-cell table:style-name="ce254" table:formula="of:=DEC2HEX(HEX2DEC([.C15])+[.F15])" office:value-type="string" office:string-value="40AE" calcext:value-type="string">
            <text:p>40AE</text:p>
          </table:table-cell>
          <table:table-cell table:style-name="ce260" office:value-type="string" calcext:value-type="string">
            <text:p>DISK_cur_file_name</text:p>
          </table:table-cell>
          <table:table-cell table:style-name="ce261"/>
          <table:table-cell table:style-name="ce120" office:value-type="float" office:value="14" calcext:value-type="float">
            <text:p>14</text:p>
          </table:table-cell>
          <table:table-cell/>
        </table:table-row>
        <table:table-row table:style-name="ro6">
          <table:covered-table-cell table:style-name="ce61"/>
          <table:covered-table-cell table:style-name="ce66"/>
          <table:table-cell table:style-name="ce254" table:formula="of:=DEC2HEX(HEX2DEC([.C16])+[.F16])" office:value-type="string" office:string-value="40BC" calcext:value-type="string">
            <text:p>40BC</text:p>
          </table:table-cell>
          <table:table-cell table:style-name="ce260" office:value-type="string" calcext:value-type="string">
            <text:p>DISK_cur_file_attribs</text:p>
          </table:table-cell>
          <table:table-cell table:style-name="ce261" office:value-type="string" calcext:value-type="string">
            <text:p>Bit 0- Indicates that the file is read only.</text:p>
            <text:p>Bit 1- Indicates a hidden file. Such files can be displayed if it is really required.</text:p>
            <text:p>Bit 2 - Indicates a system file. These are hidden as well.</text:p>
            <text:p>Bit 3 - Indicates an executable file.</text:p>
            <text:p><text:span text:style-name="T6">Bit 4 - Not used.</text:span></text:p>
            <text:p><text:span text:style-name="T6">Bit 5 - Not used.</text:span></text:p>
            <text:p>Bit 6 - Not used.</text:p>
            <text:p>Bit 7 - Not used.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1"/>
          <table:covered-table-cell table:style-name="ce66"/>
          <table:table-cell table:style-name="ce254" table:formula="of:=DEC2HEX(HEX2DEC([.C17])+[.F17])" office:value-type="string" office:string-value="40BD" calcext:value-type="string">
            <text:p>40BD</text:p>
          </table:table-cell>
          <table:table-cell table:style-name="ce260" office:value-type="string" calcext:value-type="string">
            <text:p>DISK_cur_file_time_created</text:p>
          </table:table-cell>
          <table:table-cell table:style-name="ce261"/>
          <table:table-cell table:style-name="ce120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1"/>
          <table:covered-table-cell table:style-name="ce66"/>
          <table:table-cell table:style-name="ce254" table:formula="of:=DEC2HEX(HEX2DEC([.C18])+[.F18])" office:value-type="string" office:string-value="40BF" calcext:value-type="string">
            <text:p>40BF</text:p>
          </table:table-cell>
          <table:table-cell table:style-name="ce260" office:value-type="string" calcext:value-type="string">
            <text:p>DISK_cur_file_date_created</text:p>
          </table:table-cell>
          <table:table-cell table:style-name="ce261"/>
          <table:table-cell table:style-name="ce120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1"/>
          <table:covered-table-cell table:style-name="ce66"/>
          <table:table-cell table:style-name="ce254" table:formula="of:=DEC2HEX(HEX2DEC([.C19])+[.F19])" office:value-type="string" office:string-value="40C1" calcext:value-type="string">
            <text:p>40C1</text:p>
          </table:table-cell>
          <table:table-cell table:style-name="ce260" office:value-type="string" calcext:value-type="string">
            <text:p>DISK_cur_file_time_modified</text:p>
          </table:table-cell>
          <table:table-cell table:style-name="ce261"/>
          <table:table-cell table:style-name="ce120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1"/>
          <table:covered-table-cell table:style-name="ce66"/>
          <table:table-cell table:style-name="ce254" table:formula="of:=DEC2HEX(HEX2DEC([.C20])+[.F20])" office:value-type="string" office:string-value="40C3" calcext:value-type="string">
            <text:p>40C3</text:p>
          </table:table-cell>
          <table:table-cell table:style-name="ce260" office:value-type="string" calcext:value-type="string">
            <text:p>DISK_cur_file_date_modified</text:p>
          </table:table-cell>
          <table:table-cell table:style-name="ce261"/>
          <table:table-cell table:style-name="ce120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1"/>
          <table:covered-table-cell table:style-name="ce66"/>
          <table:table-cell table:style-name="ce254" table:formula="of:=DEC2HEX(HEX2DEC([.C21])+[.F21])" office:value-type="string" office:string-value="40C5" calcext:value-type="string">
            <text:p>40C5</text:p>
          </table:table-cell>
          <table:table-cell table:style-name="ce260" office:value-type="string" calcext:value-type="string">
            <text:p>DISK_cur_file_size_bytes</text:p>
          </table:table-cell>
          <table:table-cell table:style-name="ce261"/>
          <table:table-cell table:style-name="ce120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1"/>
          <table:covered-table-cell table:style-name="ce66"/>
          <table:table-cell table:style-name="ce254" table:formula="of:=DEC2HEX(HEX2DEC([.C22])+[.F22])" office:value-type="string" office:string-value="40C7" calcext:value-type="string">
            <text:p>40C7</text:p>
          </table:table-cell>
          <table:table-cell table:style-name="ce260" office:value-type="string" calcext:value-type="string">
            <text:p>DISK_cur_file_size_sectors</text:p>
          </table:table-cell>
          <table:table-cell table:style-name="ce261"/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1"/>
          <table:covered-table-cell table:style-name="ce66"/>
          <table:table-cell table:style-name="ce254" table:formula="of:=DEC2HEX(HEX2DEC([.C23])+[.F23])" office:value-type="string" office:string-value="40C8" calcext:value-type="string">
            <text:p>40C8</text:p>
          </table:table-cell>
          <table:table-cell table:style-name="ce260" office:value-type="string" calcext:value-type="string">
            <text:p>DISK_cur_file_entry_number</text:p>
          </table:table-cell>
          <table:table-cell table:style-name="ce261"/>
          <table:table-cell table:style-name="ce120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1"/>
          <table:covered-table-cell table:style-name="ce66"/>
          <table:table-cell table:style-name="ce254" table:formula="of:=DEC2HEX(HEX2DEC([.C24])+[.F24])" office:value-type="string" office:string-value="40CA" calcext:value-type="string">
            <text:p>40CA</text:p>
          </table:table-cell>
          <table:table-cell table:style-name="ce260" office:value-type="string" calcext:value-type="string">
            <text:p>DISK_cur_file_1st_sector</text:p>
          </table:table-cell>
          <table:table-cell table:style-name="ce261"/>
          <table:table-cell table:style-name="ce120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1"/>
          <table:covered-table-cell table:style-name="ce66"/>
          <table:table-cell table:style-name="ce254" table:formula="of:=DEC2HEX(HEX2DEC([.C25])+[.F25])" office:value-type="string" office:string-value="40CC" calcext:value-type="string">
            <text:p>40CC</text:p>
          </table:table-cell>
          <table:table-cell table:style-name="ce260" office:value-type="string" calcext:value-type="string">
            <text:p>DISK_cur_file_load_addr</text:p>
          </table:table-cell>
          <table:table-cell table:style-name="ce263"/>
          <table:table-cell table:style-name="ce120" office:value-type="float" office:value="2" calcext:value-type="float">
            <text:p>2</text:p>
          </table:table-cell>
          <table:table-cell/>
        </table:table-row>
        <table:table-row table:style-name="ro5">
          <table:table-cell table:style-name="ce61" office:value-type="string" calcext:value-type="string" table:number-columns-spanned="2" table:number-rows-spanned="7">
            <text:p>CLI</text:p>
          </table:table-cell>
          <table:covered-table-cell table:style-name="ce66"/>
          <table:table-cell table:style-name="ce254" table:formula="of:=DEC2HEX(HEX2DEC([.C26])+[.F26])" office:value-type="string" office:string-value="40CE" calcext:value-type="string">
            <text:p>40CE</text:p>
          </table:table-cell>
          <table:table-cell table:style-name="ce260" office:value-type="string" calcext:value-type="string">
            <text:p>CLI_prompt_addr</text:p>
          </table:table-cell>
          <table:table-cell table:style-name="ce261" office:value-type="string" calcext:value-type="string">
            <text:p>The address of the CLI Prompt subroutine. Programs that need to return control to CLI on exit, MUST jump to the address stored here.</text:p>
          </table:table-cell>
          <table:table-cell table:style-name="ce120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1"/>
          <table:covered-table-cell table:style-name="ce66"/>
          <table:table-cell table:style-name="ce254" table:formula="of:=DEC2HEX(HEX2DEC([.C27])+[.F27])" office:value-type="string" office:string-value="40D0" calcext:value-type="string">
            <text:p>40D0</text:p>
          </table:table-cell>
          <table:table-cell table:style-name="ce260" office:value-type="string" calcext:value-type="string">
            <text:p>CLI_buffer</text:p>
          </table:table-cell>
          <table:table-cell table:style-name="ce261"/>
          <table:table-cell table:style-name="ce120" office:value-type="float" office:value="6" calcext:value-type="float">
            <text:p>6</text:p>
          </table:table-cell>
          <table:table-cell/>
        </table:table-row>
        <table:table-row table:style-name="ro1">
          <table:covered-table-cell table:style-name="ce61"/>
          <table:covered-table-cell table:style-name="ce66"/>
          <table:table-cell table:style-name="ce254" table:formula="of:=DEC2HEX(HEX2DEC([.C28])+[.F28])" office:value-type="string" office:string-value="40D6" calcext:value-type="string">
            <text:p>40D6</text:p>
          </table:table-cell>
          <table:table-cell table:style-name="ce260" office:value-type="string" calcext:value-type="string">
            <text:p>CLI_buffer_cmd</text:p>
          </table:table-cell>
          <table:table-cell table:style-name="ce261"/>
          <table:table-cell table:style-name="ce120" office:value-type="float" office:value="16" calcext:value-type="float">
            <text:p>16</text:p>
          </table:table-cell>
          <table:table-cell/>
        </table:table-row>
        <table:table-row table:style-name="ro1">
          <table:covered-table-cell table:style-name="ce61"/>
          <table:covered-table-cell table:style-name="ce66"/>
          <table:table-cell table:style-name="ce254" table:formula="of:=DEC2HEX(HEX2DEC([.C29])+[.F29])" office:value-type="string" office:string-value="40E6" calcext:value-type="string">
            <text:p>40E6</text:p>
          </table:table-cell>
          <table:table-cell table:style-name="ce260" office:value-type="string" calcext:value-type="string">
            <text:p><text:span text:style-name="T1">CLI_</text:span>buffer_parm1_val</text:p>
          </table:table-cell>
          <table:table-cell table:style-name="ce261"/>
          <table:table-cell table:style-name="ce120" office:value-type="float" office:value="16" calcext:value-type="float">
            <text:p>16</text:p>
          </table:table-cell>
          <table:table-cell/>
        </table:table-row>
        <table:table-row table:style-name="ro1">
          <table:covered-table-cell table:style-name="ce61"/>
          <table:covered-table-cell table:style-name="ce66"/>
          <table:table-cell table:style-name="ce254" table:formula="of:=DEC2HEX(HEX2DEC([.C30])+[.F30])" office:value-type="string" office:string-value="40F6" calcext:value-type="string">
            <text:p>40F6</text:p>
          </table:table-cell>
          <table:table-cell table:style-name="ce260" office:value-type="string" calcext:value-type="string">
            <text:p><text:span text:style-name="T1">CLI_</text:span>buffer_parm2_val</text:p>
          </table:table-cell>
          <table:table-cell table:style-name="ce261"/>
          <table:table-cell table:style-name="ce120" office:value-type="float" office:value="16" calcext:value-type="float">
            <text:p>16</text:p>
          </table:table-cell>
          <table:table-cell/>
        </table:table-row>
        <table:table-row table:style-name="ro1">
          <table:covered-table-cell table:style-name="ce61"/>
          <table:covered-table-cell table:style-name="ce66"/>
          <table:table-cell table:style-name="ce254" table:formula="of:=DEC2HEX(HEX2DEC([.C31])+[.F31])" office:value-type="string" office:string-value="4106" calcext:value-type="string">
            <text:p>4106</text:p>
          </table:table-cell>
          <table:table-cell table:style-name="ce260" office:value-type="string" calcext:value-type="string">
            <text:p><text:span text:style-name="T1">CLI_</text:span>buffer_pgm</text:p>
          </table:table-cell>
          <table:table-cell table:style-name="ce261"/>
          <table:table-cell table:style-name="ce120" office:value-type="float" office:value="32" calcext:value-type="float">
            <text:p>32</text:p>
          </table:table-cell>
          <table:table-cell/>
        </table:table-row>
        <table:table-row table:style-name="ro5">
          <table:covered-table-cell table:style-name="ce61"/>
          <table:covered-table-cell table:style-name="ce66"/>
          <table:table-cell table:style-name="ce254" table:formula="of:=DEC2HEX(HEX2DEC([.C32])+[.F32])" office:value-type="string" office:string-value="4126" calcext:value-type="string">
            <text:p>4126</text:p>
          </table:table-cell>
          <table:table-cell table:style-name="ce260" office:value-type="string" calcext:value-type="string">
            <text:p><text:span text:style-name="T1">CLI_</text:span>buffer_full_cmd</text:p>
          </table:table-cell>
          <table:table-cell table:style-name="ce261" office:value-type="string" calcext:value-type="string">
            <text:p>CLI copies here commands entered by the user, so that programs called with ‘run’ can read the parameters.</text:p>
          </table:table-cell>
          <table:table-cell table:style-name="ce120"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61" office:value-type="string" calcext:value-type="string" table:number-columns-spanned="2" table:number-rows-spanned="9">
            <text:p>RTC</text:p>
          </table:table-cell>
          <table:covered-table-cell table:style-name="ce66"/>
          <table:table-cell table:style-name="ce254" table:formula="of:=DEC2HEX(HEX2DEC([.C33])+[.F33])" office:value-type="string" office:string-value="4166" calcext:value-type="string">
            <text:p>4166</text:p>
          </table:table-cell>
          <table:table-cell table:style-name="ce260" office:value-type="string" calcext:value-type="string">
            <text:p>RTC_hour</text:p>
          </table:table-cell>
          <table:table-cell table:style-name="ce261" office:value-type="string" calcext:value-type="string">
            <text:p>24h format, in hexadecimal ($00-$17)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1"/>
          <table:covered-table-cell table:style-name="ce66"/>
          <table:table-cell table:style-name="ce254" table:formula="of:=DEC2HEX(HEX2DEC([.C34])+[.F34])" office:value-type="string" office:string-value="4167" calcext:value-type="string">
            <text:p>4167</text:p>
          </table:table-cell>
          <table:table-cell table:style-name="ce260" office:value-type="string" calcext:value-type="string">
            <text:p>RTC_minutes</text:p>
          </table:table-cell>
          <table:table-cell table:style-name="ce261" office:value-type="string" calcext:value-type="string">
            <text:p>In hexadecimal ($00-$3B)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1"/>
          <table:covered-table-cell table:style-name="ce66"/>
          <table:table-cell table:style-name="ce254" table:formula="of:=DEC2HEX(HEX2DEC([.C35])+[.F35])" office:value-type="string" office:string-value="4168" calcext:value-type="string">
            <text:p>4168</text:p>
          </table:table-cell>
          <table:table-cell table:style-name="ce260" office:value-type="string" calcext:value-type="string">
            <text:p>RTC_seconds</text:p>
          </table:table-cell>
          <table:table-cell table:style-name="ce261" office:value-type="string" calcext:value-type="string">
            <text:p>In hexadecimal ($00-$3B)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1"/>
          <table:covered-table-cell table:style-name="ce66"/>
          <table:table-cell table:style-name="ce254" table:formula="of:=DEC2HEX(HEX2DEC([.C36])+[.F36])" office:value-type="string" office:string-value="4169" calcext:value-type="string">
            <text:p>4169</text:p>
          </table:table-cell>
          <table:table-cell table:style-name="ce260" office:value-type="string" calcext:value-type="string">
            <text:p>RTC_century</text:p>
          </table:table-cell>
          <table:table-cell table:style-name="ce261" office:value-type="string" calcext:value-type="string">
            <text:p>20 part of 2022, in hexadecimal (e.g. 20 = $14)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5">
          <table:covered-table-cell table:style-name="ce61"/>
          <table:covered-table-cell table:style-name="ce66"/>
          <table:table-cell table:style-name="ce254" table:formula="of:=DEC2HEX(HEX2DEC([.C37])+[.F37])" office:value-type="string" office:string-value="416A" calcext:value-type="string">
            <text:p>416A</text:p>
          </table:table-cell>
          <table:table-cell table:style-name="ce260" office:value-type="string" calcext:value-type="string">
            <text:p>RTC_year</text:p>
          </table:table-cell>
          <table:table-cell table:style-name="ce261" office:value-type="string" calcext:value-type="string">
            <text:p>22 part of 2022, in hexadecimal (e.g. 22 = $16)</text:p>
            <text:p>The RTC supports until 2079, therefore max. value is $4F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5">
          <table:covered-table-cell table:style-name="ce61"/>
          <table:covered-table-cell table:style-name="ce66"/>
          <table:table-cell table:style-name="ce254" table:formula="of:=DEC2HEX(HEX2DEC([.C38])+[.F38])" office:value-type="string" office:string-value="416B" calcext:value-type="string">
            <text:p>416B</text:p>
          </table:table-cell>
          <table:table-cell table:style-name="ce260" office:value-type="string" calcext:value-type="string">
            <text:p>RTC_year4</text:p>
          </table:table-cell>
          <table:table-cell table:style-name="ce261" office:value-type="string" calcext:value-type="string">
            <text:p>4 digit year, in hexadecimal (e.g. 2022 = $07E6)</text:p>
            <text:p><text:span text:style-name="T7">The RTC supports until 2079, therefore max. value is $081F</text:span></text:p>
          </table:table-cell>
          <table:table-cell table:style-name="ce120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1"/>
          <table:covered-table-cell table:style-name="ce66"/>
          <table:table-cell table:style-name="ce254" table:formula="of:=DEC2HEX(HEX2DEC([.C39])+[.F39])" office:value-type="string" office:string-value="416D" calcext:value-type="string">
            <text:p>416D</text:p>
          </table:table-cell>
          <table:table-cell table:style-name="ce260" office:value-type="string" calcext:value-type="string">
            <text:p>RTC_month</text:p>
          </table:table-cell>
          <table:table-cell table:style-name="ce261" office:value-type="string" calcext:value-type="string">
            <text:p>In hexadecimal ($00-$0C)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1"/>
          <table:covered-table-cell table:style-name="ce66"/>
          <table:table-cell table:style-name="ce254" table:formula="of:=DEC2HEX(HEX2DEC([.C40])+[.F40])" office:value-type="string" office:string-value="416E" calcext:value-type="string">
            <text:p>416E</text:p>
          </table:table-cell>
          <table:table-cell table:style-name="ce260" office:value-type="string" calcext:value-type="string">
            <text:p>RTC_day</text:p>
          </table:table-cell>
          <table:table-cell table:style-name="ce261" office:value-type="string" calcext:value-type="string">
            <text:p>In hexadecimal ($00-$1F)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5">
          <table:covered-table-cell table:style-name="ce61"/>
          <table:covered-table-cell table:style-name="ce66"/>
          <table:table-cell table:style-name="ce254" table:formula="of:=DEC2HEX(HEX2DEC([.C41])+[.F41])" office:value-type="string" office:string-value="416F" calcext:value-type="string">
            <text:p>416F</text:p>
          </table:table-cell>
          <table:table-cell table:style-name="ce260" office:value-type="string" calcext:value-type="string">
            <text:p>RTC_day_of_the_week</text:p>
          </table:table-cell>
          <table:table-cell table:style-name="ce261" office:value-type="string" calcext:value-type="string">
            <text:p>0=Sunday, 1=Monday, 2=Tuesday, 3=Wednesday, 4=Thursday, 5=Friday, 6=Saturday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1" office:value-type="string" calcext:value-type="string" table:number-columns-spanned="2" table:number-rows-spanned="2">
            <text:p>Math</text:p>
          </table:table-cell>
          <table:covered-table-cell table:style-name="ce66"/>
          <table:table-cell table:style-name="ce253" table:formula="of:=DEC2HEX(HEX2DEC([.C42])+[.F42])" office:value-type="string" office:string-value="4170" calcext:value-type="string">
            <text:p>4170</text:p>
          </table:table-cell>
          <table:table-cell table:style-name="ce260" office:value-type="string" calcext:value-type="string">
            <text:p>MATH_CRC</text:p>
          </table:table-cell>
          <table:table-cell table:style-name="ce261" office:value-type="string" calcext:value-type="string">
            <text:p>CRC-16 CRC</text:p>
          </table:table-cell>
          <table:table-cell table:style-name="ce120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1"/>
          <table:covered-table-cell table:style-name="ce66"/>
          <table:table-cell table:style-name="ce254" table:formula="of:=DEC2HEX(HEX2DEC([.C43])+[.F43])" office:value-type="string" office:string-value="4172" calcext:value-type="string">
            <text:p>4172</text:p>
          </table:table-cell>
          <table:table-cell table:style-name="ce260" office:value-type="string" calcext:value-type="string">
            <text:p>MATH_polynomial</text:p>
          </table:table-cell>
          <table:table-cell table:style-name="ce261" office:value-type="string" calcext:value-type="string">
            <text:p>CRC-16 Polynomial</text:p>
          </table:table-cell>
          <table:table-cell table:style-name="ce120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1" office:value-type="string" calcext:value-type="string" table:number-columns-spanned="2" table:number-rows-spanned="10">
            <text:p>Generic</text:p>
          </table:table-cell>
          <table:covered-table-cell table:style-name="ce66"/>
          <table:table-cell table:style-name="ce254" table:formula="of:=DEC2HEX(HEX2DEC([.C44])+[.F44])" office:value-type="string" office:string-value="4174" calcext:value-type="string">
            <text:p>4174</text:p>
          </table:table-cell>
          <table:table-cell table:style-name="ce260" office:value-type="string" calcext:value-type="string">
            <text:p>SD_images_num</text:p>
          </table:table-cell>
          <table:table-cell table:style-name="ce261" office:value-type="string" calcext:value-type="string">
            <text:p>Number of Image Files found by ASMDC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1"/>
          <table:covered-table-cell table:style-name="ce66"/>
          <table:table-cell table:style-name="ce254" table:formula="of:=DEC2HEX(HEX2DEC([.C45])+[.F45])" office:value-type="string" office:string-value="4175" calcext:value-type="string">
            <text:p>4175</text:p>
          </table:table-cell>
          <table:table-cell table:style-name="ce260" office:value-type="string" calcext:value-type="string">
            <text:p>DISK_current</text:p>
          </table:table-cell>
          <table:table-cell table:style-name="ce261" office:value-type="string" calcext:value-type="string">
            <text:p>Current DISK active. All disk operations will be on this DISK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7">
          <table:covered-table-cell table:style-name="ce61"/>
          <table:covered-table-cell table:style-name="ce66"/>
          <table:table-cell table:style-name="ce254" table:formula="of:=DEC2HEX(HEX2DEC([.C46])+[.F46])" office:value-type="string" office:string-value="4176" calcext:value-type="string">
            <text:p>4176</text:p>
          </table:table-cell>
          <table:table-cell table:style-name="ce260" office:value-type="string" calcext:value-type="string">
            <text:p>DISK_status</text:p>
          </table:table-cell>
          <table:table-cell table:style-name="ce261" office:value-type="string" calcext:value-type="string">
            <text:p>Status of the FDD</text:p>
            <text:p>    Low Nibble (0x00 if all OK)</text:p>
            <text:p>         bit 0 = not used</text:p>
            <text:p>         bit 1 = not used</text:p>
            <text:p>         bit 2 = set if last command resulted in error</text:p>
            <text:p>         bit 3 = not used</text:p>
            <text:p>    High Nibble (error code of last operation)</text:p>
            <text:p/>
            <text:p><text:span text:style-name="T7">Status of the SD Card reader</text:span></text:p>
            <text:p><text:span text:style-name="T7">    Low Nibble (0x00 if all OK)</text:span></text:p>
            <text:p><text:span text:style-name="T7">         bit 0 = set if SD card was not found</text:span></text:p>
            <text:p><text:span text:style-name="T7">         bit 1 = set if image file was not found</text:span></text:p>
            <text:p><text:span text:style-name="T7">         bit 2 = set if last command resulted in error</text:span></text:p>
            <text:p><text:span text:style-name="T7">         bit 3 = not used</text:span></text:p>
            <text:p><text:span text:style-name="T7">    High Nibble (number of disk image files found)</text:span>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1"/>
          <table:covered-table-cell table:style-name="ce66"/>
          <table:table-cell table:style-name="ce254" table:formula="of:=DEC2HEX(HEX2DEC([.C47])+[.F47])" office:value-type="string" office:string-value="4177" calcext:value-type="string">
            <text:p>4177</text:p>
          </table:table-cell>
          <table:table-cell table:style-name="ce260" office:value-type="string" calcext:value-type="string">
            <text:p>DISK_file_type</text:p>
          </table:table-cell>
          <table:table-cell table:style-name="ce261" office:value-type="string" calcext:value-type="string">
            <text:p>File Type when creating (save) next file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5">
          <table:covered-table-cell table:style-name="ce61"/>
          <table:covered-table-cell table:style-name="ce66"/>
          <table:table-cell table:style-name="ce254" table:formula="of:=DEC2HEX(HEX2DEC([.C48])+[.F48])" office:value-type="string" office:string-value="4178" calcext:value-type="string">
            <text:p>4178</text:p>
          </table:table-cell>
          <table:table-cell table:style-name="ce260" office:value-type="string" calcext:value-type="string">
            <text:p>DISK_loadsave_addr</text:p>
          </table:table-cell>
          <table:table-cell table:style-name="ce261" office:value-type="string" calcext:value-type="string">
            <text:p>When saving = address to set DISK_cur_file_load_addr</text:p>
            <text:p>When loading = address where to load the bytes in RAM</text:p>
          </table:table-cell>
          <table:table-cell table:style-name="ce120" office:value-type="float" office:value="2" calcext:value-type="float">
            <text:p>2</text:p>
          </table:table-cell>
          <table:table-cell/>
        </table:table-row>
        <table:table-row table:style-name="ro8">
          <table:covered-table-cell table:style-name="ce61"/>
          <table:covered-table-cell table:style-name="ce66"/>
          <table:table-cell table:style-name="ce254" table:formula="of:=DEC2HEX(HEX2DEC([.C49])+[.F49])" office:value-type="string" office:string-value="417A" calcext:value-type="string">
            <text:p>417A</text:p>
          </table:table-cell>
          <table:table-cell table:style-name="ce260" office:value-type="string" calcext:value-type="string">
            <text:p>tmp_addr1</text:p>
          </table:table-cell>
          <table:table-cell table:style-name="ce261" office:value-type="string" calcext:value-type="string">
            <text:p>Temporary storage for an address</text:p>
            <text:p>Be aware before using this: LD (NN),r and then LD r,(NN) is</text:p>
            <text:p>36 to 40 CPU cycles. </text:p>
            <text:p>Sometimes is better to do PUSH and then POP for 21 CPU cycles.</text:p>
          </table:table-cell>
          <table:table-cell table:style-name="ce120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1"/>
          <table:covered-table-cell table:style-name="ce66"/>
          <table:table-cell table:style-name="ce254" table:formula="of:=DEC2HEX(HEX2DEC([.C50])+[.F50])" office:value-type="string" office:string-value="417C" calcext:value-type="string">
            <text:p>417C</text:p>
          </table:table-cell>
          <table:table-cell table:style-name="ce260" office:value-type="string" calcext:value-type="string">
            <text:p>tmp_addr2</text:p>
          </table:table-cell>
          <table:table-cell table:style-name="ce261" office:value-type="string" calcext:value-type="string">
            <text:p>Temporary storage for an address</text:p>
          </table:table-cell>
          <table:table-cell table:style-name="ce120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1"/>
          <table:covered-table-cell table:style-name="ce66"/>
          <table:table-cell table:style-name="ce254" table:formula="of:=DEC2HEX(HEX2DEC([.C51])+[.F51])" office:value-type="string" office:string-value="417E" calcext:value-type="string">
            <text:p>417E</text:p>
          </table:table-cell>
          <table:table-cell table:style-name="ce260" office:value-type="string" calcext:value-type="string">
            <text:p>tmp_addr3</text:p>
          </table:table-cell>
          <table:table-cell table:style-name="ce261" office:value-type="string" calcext:value-type="string">
            <text:p>Temporary storage for an address</text:p>
          </table:table-cell>
          <table:table-cell table:style-name="ce120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1"/>
          <table:covered-table-cell table:style-name="ce66"/>
          <table:table-cell table:style-name="ce254" table:formula="of:=DEC2HEX(HEX2DEC([.C52])+[.F52])" office:value-type="string" office:string-value="4180" calcext:value-type="string">
            <text:p>4180</text:p>
          </table:table-cell>
          <table:table-cell table:style-name="ce260" office:value-type="string" calcext:value-type="string">
            <text:p>tmp_byte</text:p>
          </table:table-cell>
          <table:table-cell table:style-name="ce261" office:value-type="string" calcext:value-type="string">
            <text:p>Temporary storage for a Byte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1"/>
          <table:covered-table-cell table:style-name="ce66"/>
          <table:table-cell table:style-name="ce254" table:formula="of:=DEC2HEX(HEX2DEC([.C53])+[.F53])" office:value-type="string" office:string-value="4181" calcext:value-type="string">
            <text:p>4181</text:p>
          </table:table-cell>
          <table:table-cell table:style-name="ce260" office:value-type="string" calcext:value-type="string">
            <text:p>tmp_byte2</text:p>
          </table:table-cell>
          <table:table-cell table:style-name="ce261" office:value-type="string" calcext:value-type="string">
            <text:p>Temporary storage for a Byte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1" office:value-type="string" calcext:value-type="string" table:number-columns-spanned="2" table:number-rows-spanned="5">
            <text:p>VDP</text:p>
          </table:table-cell>
          <table:covered-table-cell table:style-name="ce66"/>
          <table:table-cell table:style-name="ce254" table:formula="of:=DEC2HEX(HEX2DEC([.C54])+[.F54])" office:value-type="string" office:string-value="4182" calcext:value-type="string">
            <text:p>4182</text:p>
          </table:table-cell>
          <table:table-cell table:style-name="ce260" office:value-type="string" calcext:value-type="string">
            <text:p>VDP_cursor_x</text:p>
          </table:table-cell>
          <table:table-cell table:style-name="ce261" office:value-type="string" calcext:value-type="string">
            <text:p>Current horizontal position of the cursor on the VDP screen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1"/>
          <table:covered-table-cell table:style-name="ce66"/>
          <table:table-cell table:style-name="ce254" table:formula="of:=DEC2HEX(HEX2DEC([.C55])+[.F55])" office:value-type="string" office:string-value="4183" calcext:value-type="string">
            <text:p>4183</text:p>
          </table:table-cell>
          <table:table-cell table:style-name="ce260" office:value-type="string" calcext:value-type="string">
            <text:p>VDP_cursor_y</text:p>
          </table:table-cell>
          <table:table-cell table:style-name="ce261" office:value-type="string" calcext:value-type="string">
            <text:p>Current vertical position of the cursor on the VDP screen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9">
          <table:covered-table-cell table:style-name="ce61"/>
          <table:covered-table-cell table:style-name="ce66"/>
          <table:table-cell table:style-name="ce254" table:formula="of:=DEC2HEX(HEX2DEC([.C56])+[.F56])" office:value-type="string" office:string-value="4184" calcext:value-type="string">
            <text:p>4184</text:p>
          </table:table-cell>
          <table:table-cell table:style-name="ce260" office:value-type="string" calcext:value-type="string">
            <text:p>VDP_jiffy_byte1</text:p>
          </table:table-cell>
          <table:table-cell table:style-name="ce261" office:value-type="string" calcext:value-type="string" table:number-columns-spanned="1" table:number-rows-spanned="3">
            <text:p>Jiffy counter</text:p>
            <text:p>Byte 1 is incremented in each VDP interrupt (1/60th second). Once it rolls over (256 increments), the byte 2 is incremented. Once the byte 2 rolls over, the byte 3 is incremented. Once the three bytes together (24-bit) reach the value $4F1A00, the three bytes are initialised to 0.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9">
          <table:covered-table-cell table:style-name="ce61"/>
          <table:covered-table-cell table:style-name="ce66"/>
          <table:table-cell table:style-name="ce254" table:formula="of:=DEC2HEX(HEX2DEC([.C57])+[.F57])" office:value-type="string" office:string-value="4185" calcext:value-type="string">
            <text:p>4185</text:p>
          </table:table-cell>
          <table:table-cell table:style-name="ce260" office:value-type="string" calcext:value-type="string">
            <text:p>VDP_jiffy_byte2</text:p>
          </table:table-cell>
          <table:covered-table-cell table:style-name="ce261"/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9">
          <table:covered-table-cell table:style-name="ce61"/>
          <table:covered-table-cell table:style-name="ce66"/>
          <table:table-cell table:style-name="ce254" table:formula="of:=DEC2HEX(HEX2DEC([.C58])+[.F58])" office:value-type="string" office:string-value="4186" calcext:value-type="string">
            <text:p>4186</text:p>
          </table:table-cell>
          <table:table-cell table:style-name="ce260" office:value-type="string" calcext:value-type="string">
            <text:p>VDP_jiffy_byte3</text:p>
          </table:table-cell>
          <table:covered-table-cell table:style-name="ce261"/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8" table:formula="of:=DEC2HEX(HEX2DEC([.B4])+1;4)" office:value-type="string" office:string-value="4187" calcext:value-type="string">
            <text:p>4187</text:p>
          </table:table-cell>
          <table:table-cell table:style-name="ce246" table:formula="of:=DEC2HEX(HEX2DEC([.A60])+[.F60]-1;4)" office:value-type="string" office:string-value="421F" calcext:value-type="string">
            <text:p>421F</text:p>
          </table:table-cell>
          <table:table-cell table:style-name="ce74" office:value-type="string" calcext:value-type="string" table:number-columns-spanned="2" table:number-rows-spanned="1">
            <text:p>Reserved for future use</text:p>
          </table:table-cell>
          <table:covered-table-cell table:style-name="ce259"/>
          <table:table-cell table:style-name="ce261"/>
          <table:table-cell table:style-name="ce119" table:formula="of:=512-[.F4]" office:value-type="float" office:value="153" calcext:value-type="float">
            <text:p>153</text:p>
          </table:table-cell>
          <table:table-cell/>
        </table:table-row>
        <table:table-row table:style-name="ro1">
          <table:table-cell table:style-name="ce58" table:formula="of:=DEC2HEX(HEX2DEC([.B60])+1;4)" office:value-type="string" office:string-value="4220" calcext:value-type="string">
            <text:p>4220</text:p>
          </table:table-cell>
          <table:table-cell table:style-name="ce246" table:formula="of:=DEC2HEX(HEX2DEC([.A61])+[.F61]-1;4)" office:value-type="string" office:string-value="441F" calcext:value-type="string">
            <text:p>441F</text:p>
          </table:table-cell>
          <table:table-cell table:style-name="ce76" office:value-type="string" calcext:value-type="string" table:number-columns-spanned="2" table:number-rows-spanned="1">
            <text:p>DISK Buffer</text:p>
          </table:table-cell>
          <table:covered-table-cell table:style-name="ce259"/>
          <table:table-cell table:style-name="ce110"/>
          <table:table-cell table:style-name="ce120" office:value-type="float" office:value="512" calcext:value-type="float">
            <text:p>512</text:p>
          </table:table-cell>
          <table:table-cell/>
        </table:table-row>
        <table:table-row table:style-name="ro1">
          <table:table-cell table:style-name="ce59" table:formula="of:=DEC2HEX(HEX2DEC([.B61])+1;4)" office:value-type="string" office:string-value="4420" calcext:value-type="string">
            <text:p>4420</text:p>
          </table:table-cell>
          <table:table-cell table:style-name="ce62" office:value-type="string" calcext:value-type="string">
            <text:p>FFFF</text:p>
          </table:table-cell>
          <table:table-cell table:style-name="ce77" office:value-type="string" calcext:value-type="string" table:number-columns-spanned="3" table:number-rows-spanned="1">
            <text:p>Free RAM</text:p>
          </table:table-cell>
          <table:covered-table-cell table:style-name="ce26"/>
          <table:covered-table-cell table:style-name="ce114"/>
          <table:table-cell table:style-name="ce121" table:formula="of:=HEX2DEC([.B62])-HEX2DEC([.A62])+1" office:value-type="float" office:value="48096" calcext:value-type="float">
            <text:p>48096</text:p>
          </table:table-cell>
          <table:table-cell/>
        </table:table-row>
        <table:table-row table:style-name="ro1" table:number-rows-repeated="4">
          <table:table-cell table:number-columns-repeated="4"/>
          <table:table-cell table:style-name="ce115"/>
          <table:table-cell table:style-name="ce122"/>
          <table:table-cell/>
        </table:table-row>
        <table:table-row table:style-name="ro1" table:number-rows-repeated="104850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left="0.5445in" fo:margin-right="0.4598in" style:scale-to-pages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6">00/00/0000</text:date>, <text:time style:data-style-name="N2" text:time-value="12:32:24.0323927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23T19:46:18.939000000</meta:creation-date>
    <dc:date>2022-12-26T12:40:09.787476147</dc:date>
    <meta:editing-duration>P10DT20H18M14S</meta:editing-duration>
    <meta:editing-cycles>321</meta:editing-cycles>
    <meta:generator>LibreOffice/6.4.7.2$Linux_X86_64 LibreOffice_project/40$Build-2</meta:generator>
    <meta:print-date>2022-08-24T16:27:27.021028121</meta:print-date>
    <meta:document-statistic meta:table-count="4" meta:cell-count="364" meta:object-count="0"/>
  </office:meta>
</office:document-meta>
</file>